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1.55pt"/>
    </style:style>
    <style:style style:name="co2" style:family="table-column">
      <style:table-column-properties fo:break-before="auto" style:column-width="134.76pt"/>
    </style:style>
    <style:style style:name="co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101.4pt"/>
    </style:style>
    <style:style style:name="co5" style:family="table-column">
      <style:table-column-properties fo:break-before="auto" style:column-width="178.5pt"/>
    </style:style>
    <style:style style:name="co6" style:family="table-column">
      <style:table-column-properties fo:break-before="auto" style:column-width="299.34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ff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74pt solid #ff0000" style:direction="ltr" fo:border-right="0.74pt solid #ff0000" style:rotation-angle="0" style:rotation-align="none" style:shrink-to-fit="false" fo:border-top="0.74pt solid #ff0000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ff0000" fo:background-color="#ff0000" style:diagonal-bl-tr="none" style:diagonal-tl-br="none" style:text-align-source="value-type" style:repeat-content="false" fo:wrap-option="wrap" fo:border-left="0.74pt solid #ff0000" style:direction="ltr" fo:border-right="0.74pt solid #ff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ff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ff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74pt" svg:stroke-color="#000000" draw:stroke-linejoin="round" draw:fill="solid" draw:fill-color="#ff0000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2" style:family="paragraph">
      <loext:graphic-properties draw:fill="solid" draw:fill-color="#ff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Raleway" fo:font-size="10pt" fo:letter-spacing="normal" fo:font-style="normal" style:text-underline-style="none" fo:font-weight="normal" style:font-family-asian="Raleway" style:font-size-asian="10pt" style:font-style-asian="normal" style:font-weight-asian="normal" style:font-family-complex="Raleway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visibility="collapse" table:number-columns-repeated="6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7" table:number-columns-repeated="1001" table:default-cell-style-name="Default"/>
        <table:table-row table:style-name="ro1">
          <table:table-cell/>
          <table:table-cell table:style-name="ce13" office:value-type="string" calcext:value-type="string">
            <text:p>STEP 1: Fill in these details:</text:p>
          </table:table-cell>
          <table:table-cell table:number-columns-repeated="4"/>
          <table:table-cell table:style-name="ce17" office:value-type="string" calcext:value-type="string">
            <text:p>Step 2: Addresses appear down here:</text:p>
          </table:table-cell>
          <table:table-cell table:number-columns-repeated="7"/>
          <table:table-cell table:style-name="ce19"/>
          <table:table-cell table:style-name="ce20" office:value-type="string" calcext:value-type="string">
            <text:p>Would you like access to this sheet?</text:p>
          </table:table-cell>
          <table:table-cell table:style-name="ce15"/>
          <table:table-cell table:number-columns-repeated="1007"/>
        </table:table-row>
        <table:table-row table:style-name="ro1">
          <table:table-cell table:style-name="ce1" office:value-type="string" calcext:value-type="string">
            <text:p>First Name:</text:p>
          </table:table-cell>
          <table:table-cell table:style-name="ce14" office:value-type="string" calcext:value-type="string">
            <text:p>rob</text:p>
          </table:table-cell>
          <table:table-cell table:style-name="ce15" table:formula="of:=LEFT([.B2];1)" office:value-type="string" office:string-value="r" calcext:value-type="string">
            <text:p>r</text:p>
          </table:table-cell>
          <table:table-cell/>
          <table:table-cell table:style-name="ce2" office:value-type="string" calcext:value-type="string">
            <text:p>Simple:</text:p>
          </table:table-cell>
          <table:table-cell table:style-name="ce2" office:value-type="string" calcext:value-type="string">
            <text:p>{fn}</text:p>
          </table:table-cell>
          <table:table-cell table:style-name="ce18" table:formula="of:=[.M2]&amp;&quot;@&quot; &amp; [.$B$5]" office:value-type="string" office:string-value="rob@distilled.net" calcext:value-type="string">
            <text:p>rob@distilled.net</text:p>
          </table:table-cell>
          <table:table-cell table:style-name="ce2" table:formula="of:=SUBSTITUTE([.F2];&quot;{fn}&quot;;[.$B$2])" office:value-type="string" office:string-value="rob" calcext:value-type="string">
            <text:p>rob</text:p>
          </table:table-cell>
          <table:table-cell table:style-name="ce2" table:formula="of:=SUBSTITUTE([.H2];&quot;{fi}&quot;;[.$C$2])" office:value-type="string" office:string-value="rob" calcext:value-type="string">
            <text:p>rob</text:p>
          </table:table-cell>
          <table:table-cell table:style-name="ce2" table:formula="of:=SUBSTITUTE([.I2];&quot;{mn}&quot;;[.$B$3])" office:value-type="string" office:string-value="rob" calcext:value-type="string">
            <text:p>rob</text:p>
          </table:table-cell>
          <table:table-cell table:style-name="ce2" table:formula="of:=SUBSTITUTE([.J2];&quot;{mi}&quot;;[.$C$3])" office:value-type="string" office:string-value="rob" calcext:value-type="string">
            <text:p>rob</text:p>
          </table:table-cell>
          <table:table-cell table:style-name="ce2" table:formula="of:=SUBSTITUTE([.K2];&quot;{ln}&quot;;[.$B$4])" office:value-type="string" office:string-value="rob" calcext:value-type="string">
            <text:p>rob</text:p>
          </table:table-cell>
          <table:table-cell table:style-name="ce2" table:formula="of:=SUBSTITUTE([.L2];&quot;{li}&quot;;[.$C$4])" office:value-type="string" office:string-value="rob" calcext:value-type="string">
            <text:p>rob</text:p>
          </table:table-cell>
          <table:table-cell/>
          <table:table-cell table:style-name="ce19"/>
          <table:table-cell table:style-name="ce21" office:value-type="string" calcext:value-type="string">
            <text:p>Please read the red box, over on the left.</text:p>
          </table:table-cell>
          <table:table-cell table:style-name="ce15"/>
          <table:table-cell table:number-columns-repeated="1007"/>
        </table:table-row>
        <table:table-row table:style-name="ro1">
          <table:table-cell table:style-name="ce1" office:value-type="string" calcext:value-type="string">
            <text:p>Middle Name:</text:p>
          </table:table-cell>
          <table:table-cell table:style-name="ce14"/>
          <table:table-cell table:style-name="ce15" table:formula="of:=LEFT([.B3];1)">
            <text:p/>
          </table:table-cell>
          <table:table-cell table:number-columns-repeated="2"/>
          <table:table-cell table:style-name="ce2" office:value-type="string" calcext:value-type="string">
            <text:p>{ln}</text:p>
          </table:table-cell>
          <table:table-cell table:style-name="ce18" table:formula="of:=[.M3]&amp;&quot;@&quot; &amp; [.$B$5]" office:value-type="string" office:string-value="ousbey@distilled.net" calcext:value-type="string">
            <text:p>ousbey@distilled.net</text:p>
          </table:table-cell>
          <table:table-cell table:style-name="ce2" table:formula="of:=SUBSTITUTE([.F3];&quot;{fn}&quot;;[.$B$2])" office:value-type="string" office:string-value="{ln}" calcext:value-type="string">
            <text:p>{ln}</text:p>
          </table:table-cell>
          <table:table-cell table:style-name="ce2" table:formula="of:=SUBSTITUTE([.H3];&quot;{fi}&quot;;[.$C$2])" office:value-type="string" office:string-value="{ln}" calcext:value-type="string">
            <text:p>{ln}</text:p>
          </table:table-cell>
          <table:table-cell table:style-name="ce2" table:formula="of:=SUBSTITUTE([.I3];&quot;{mn}&quot;;[.$B$3])" office:value-type="string" office:string-value="{ln}" calcext:value-type="string">
            <text:p>{ln}</text:p>
          </table:table-cell>
          <table:table-cell table:style-name="ce2" table:formula="of:=SUBSTITUTE([.J3];&quot;{mi}&quot;;[.$C$3])" office:value-type="string" office:string-value="{ln}" calcext:value-type="string">
            <text:p>{ln}</text:p>
          </table:table-cell>
          <table:table-cell table:style-name="ce2" table:formula="of:=SUBSTITUTE([.K3];&quot;{ln}&quot;;[.$B$4])" office:value-type="string" office:string-value="ousbey" calcext:value-type="string">
            <text:p>ousbey</text:p>
          </table:table-cell>
          <table:table-cell table:style-name="ce2" table:formula="of:=SUBSTITUTE([.L3];&quot;{li}&quot;;[.$C$4])" office:value-type="string" office:string-value="ousbey" calcext:value-type="string">
            <text:p>ousbey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table:style-name="ce1" office:value-type="string" calcext:value-type="string">
            <text:p>Last Name:</text:p>
          </table:table-cell>
          <table:table-cell table:style-name="ce14" office:value-type="string" calcext:value-type="string">
            <text:p>ousbey</text:p>
          </table:table-cell>
          <table:table-cell table:style-name="ce15" table:formula="of:=LEFT([.B4];1)" office:value-type="string" office:string-value="o" calcext:value-type="string">
            <text:p>o</text:p>
          </table:table-cell>
          <table:table-cell/>
          <table:table-cell table:style-name="ce2" office:value-type="string" calcext:value-type="string">
            <text:p>Basics:</text:p>
          </table:table-cell>
          <table:table-cell table:style-name="ce2" office:value-type="string" calcext:value-type="string">
            <text:p>{fn}{ln}</text:p>
          </table:table-cell>
          <table:table-cell table:style-name="ce18" table:formula="of:=[.M4]&amp;&quot;@&quot; &amp; [.$B$5]" office:value-type="string" office:string-value="robousbey@distilled.net" calcext:value-type="string">
            <text:p>robousbey@distilled.net</text:p>
          </table:table-cell>
          <table:table-cell table:style-name="ce2" table:formula="of:=SUBSTITUTE([.F4];&quot;{fn}&quot;;[.$B$2])" office:value-type="string" office:string-value="rob{ln}" calcext:value-type="string">
            <text:p>rob{ln}</text:p>
          </table:table-cell>
          <table:table-cell table:style-name="ce2" table:formula="of:=SUBSTITUTE([.H4];&quot;{fi}&quot;;[.$C$2])" office:value-type="string" office:string-value="rob{ln}" calcext:value-type="string">
            <text:p>rob{ln}</text:p>
          </table:table-cell>
          <table:table-cell table:style-name="ce2" table:formula="of:=SUBSTITUTE([.I4];&quot;{mn}&quot;;[.$B$3])" office:value-type="string" office:string-value="rob{ln}" calcext:value-type="string">
            <text:p>rob{ln}</text:p>
          </table:table-cell>
          <table:table-cell table:style-name="ce2" table:formula="of:=SUBSTITUTE([.J4];&quot;{mi}&quot;;[.$C$3])" office:value-type="string" office:string-value="rob{ln}" calcext:value-type="string">
            <text:p>rob{ln}</text:p>
          </table:table-cell>
          <table:table-cell table:style-name="ce2" table:formula="of:=SUBSTITUTE([.K4];&quot;{ln}&quot;;[.$B$4])" office:value-type="string" office:string-value="robousbey" calcext:value-type="string">
            <text:p>robousbey</text:p>
          </table:table-cell>
          <table:table-cell table:style-name="ce2" table:formula="of:=SUBSTITUTE([.L4];&quot;{li}&quot;;[.$C$4])" office:value-type="string" office:string-value="robousbey" calcext:value-type="string">
            <text:p>robousbey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omain:</text:p>
          </table:table-cell>
          <table:table-cell table:style-name="ce14" office:value-type="string" calcext:value-type="string">
            <text:p><text:a xlink:href="http://distilled.net" xlink:type="simple">distilled.net</text:a></text:p>
          </table:table-cell>
          <table:table-cell table:style-name="ce15"/>
          <table:table-cell table:number-columns-repeated="2"/>
          <table:table-cell table:style-name="ce2" office:value-type="string" calcext:value-type="string">
            <text:p>{fn}.{ln}</text:p>
          </table:table-cell>
          <table:table-cell table:style-name="ce18" table:formula="of:=[.M5]&amp;&quot;@&quot; &amp; [.$B$5]" office:value-type="string" office:string-value="rob.ousbey@distilled.net" calcext:value-type="string">
            <text:p>rob.ousbey@distilled.net</text:p>
          </table:table-cell>
          <table:table-cell table:style-name="ce2" table:formula="of:=SUBSTITUTE([.F5];&quot;{fn}&quot;;[.$B$2])" office:value-type="string" office:string-value="rob.{ln}" calcext:value-type="string">
            <text:p>rob.{ln}</text:p>
          </table:table-cell>
          <table:table-cell table:style-name="ce2" table:formula="of:=SUBSTITUTE([.H5];&quot;{fi}&quot;;[.$C$2])" office:value-type="string" office:string-value="rob.{ln}" calcext:value-type="string">
            <text:p>rob.{ln}</text:p>
          </table:table-cell>
          <table:table-cell table:style-name="ce2" table:formula="of:=SUBSTITUTE([.I5];&quot;{mn}&quot;;[.$B$3])" office:value-type="string" office:string-value="rob.{ln}" calcext:value-type="string">
            <text:p>rob.{ln}</text:p>
          </table:table-cell>
          <table:table-cell table:style-name="ce2" table:formula="of:=SUBSTITUTE([.J5];&quot;{mi}&quot;;[.$C$3])" office:value-type="string" office:string-value="rob.{ln}" calcext:value-type="string">
            <text:p>rob.{ln}</text:p>
          </table:table-cell>
          <table:table-cell table:style-name="ce2" table:formula="of:=SUBSTITUTE([.K5];&quot;{ln}&quot;;[.$B$4])" office:value-type="string" office:string-value="rob.ousbey" calcext:value-type="string">
            <text:p>rob.ousbey</text:p>
          </table:table-cell>
          <table:table-cell table:style-name="ce2" table:formula="of:=SUBSTITUTE([.L5];&quot;{li}&quot;;[.$C$4])" office:value-type="string" office:string-value="rob.ousbey" calcext:value-type="string">
            <text:p>rob.ousbey</text:p>
          </table:table-cell>
          <table:table-cell table:number-columns-repeated="1011"/>
        </table:table-row>
        <table:table-row table:style-name="ro1">
          <table:table-cell/>
          <table:table-cell table:style-name="ce12"/>
          <table:table-cell table:number-columns-repeated="3"/>
          <table:table-cell table:style-name="ce2" office:value-type="string" calcext:value-type="string">
            <text:p>{fi}{ln}</text:p>
          </table:table-cell>
          <table:table-cell table:style-name="ce18" table:formula="of:=[.M6]&amp;&quot;@&quot; &amp; [.$B$5]" office:value-type="string" office:string-value="rousbey@distilled.net" calcext:value-type="string">
            <text:p>rousbey@distilled.net</text:p>
          </table:table-cell>
          <table:table-cell table:style-name="ce2" table:formula="of:=SUBSTITUTE([.F6];&quot;{fn}&quot;;[.$B$2])" office:value-type="string" office:string-value="{fi}{ln}" calcext:value-type="string">
            <text:p>{fi}{ln}</text:p>
          </table:table-cell>
          <table:table-cell table:style-name="ce2" table:formula="of:=SUBSTITUTE([.H6];&quot;{fi}&quot;;[.$C$2])" office:value-type="string" office:string-value="r{ln}" calcext:value-type="string">
            <text:p>r{ln}</text:p>
          </table:table-cell>
          <table:table-cell table:style-name="ce2" table:formula="of:=SUBSTITUTE([.I6];&quot;{mn}&quot;;[.$B$3])" office:value-type="string" office:string-value="r{ln}" calcext:value-type="string">
            <text:p>r{ln}</text:p>
          </table:table-cell>
          <table:table-cell table:style-name="ce2" table:formula="of:=SUBSTITUTE([.J6];&quot;{mi}&quot;;[.$C$3])" office:value-type="string" office:string-value="r{ln}" calcext:value-type="string">
            <text:p>r{ln}</text:p>
          </table:table-cell>
          <table:table-cell table:style-name="ce2" table:formula="of:=SUBSTITUTE([.K6];&quot;{ln}&quot;;[.$B$4])" office:value-type="string" office:string-value="rousbey" calcext:value-type="string">
            <text:p>rousbey</text:p>
          </table:table-cell>
          <table:table-cell table:style-name="ce2" table:formula="of:=SUBSTITUTE([.L6];&quot;{li}&quot;;[.$C$4])" office:value-type="string" office:string-value="rousbey" calcext:value-type="string">
            <text:p>rousbey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fi}.{ln}</text:p>
          </table:table-cell>
          <table:table-cell table:style-name="ce18" table:formula="of:=[.M7]&amp;&quot;@&quot; &amp; [.$B$5]" office:value-type="string" office:string-value="r.ousbey@distilled.net" calcext:value-type="string">
            <text:p>r.ousbey@distilled.net</text:p>
          </table:table-cell>
          <table:table-cell table:style-name="ce2" table:formula="of:=SUBSTITUTE([.F7];&quot;{fn}&quot;;[.$B$2])" office:value-type="string" office:string-value="{fi}.{ln}" calcext:value-type="string">
            <text:p>{fi}.{ln}</text:p>
          </table:table-cell>
          <table:table-cell table:style-name="ce2" table:formula="of:=SUBSTITUTE([.H7];&quot;{fi}&quot;;[.$C$2])" office:value-type="string" office:string-value="r.{ln}" calcext:value-type="string">
            <text:p>r.{ln}</text:p>
          </table:table-cell>
          <table:table-cell table:style-name="ce2" table:formula="of:=SUBSTITUTE([.I7];&quot;{mn}&quot;;[.$B$3])" office:value-type="string" office:string-value="r.{ln}" calcext:value-type="string">
            <text:p>r.{ln}</text:p>
          </table:table-cell>
          <table:table-cell table:style-name="ce2" table:formula="of:=SUBSTITUTE([.J7];&quot;{mi}&quot;;[.$C$3])" office:value-type="string" office:string-value="r.{ln}" calcext:value-type="string">
            <text:p>r.{ln}</text:p>
          </table:table-cell>
          <table:table-cell table:style-name="ce2" table:formula="of:=SUBSTITUTE([.K7];&quot;{ln}&quot;;[.$B$4])" office:value-type="string" office:string-value="r.ousbey" calcext:value-type="string">
            <text:p>r.ousbey</text:p>
          </table:table-cell>
          <table:table-cell table:style-name="ce2" table:formula="of:=SUBSTITUTE([.L7];&quot;{li}&quot;;[.$C$4])" office:value-type="string" office:string-value="r.ousbey" calcext:value-type="string">
            <text:p>r.ousbey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NB: variables are:</text:p>
          </table:table-cell>
          <table:table-cell table:number-columns-repeated="4"/>
          <table:table-cell table:style-name="ce2" office:value-type="string" calcext:value-type="string">
            <text:p>{fn}{li}</text:p>
          </table:table-cell>
          <table:table-cell table:style-name="ce18" table:formula="of:=[.M8]&amp;&quot;@&quot; &amp; [.$B$5]" office:value-type="string" office:string-value="robo@distilled.net" calcext:value-type="string">
            <text:p>robo@distilled.net</text:p>
          </table:table-cell>
          <table:table-cell table:style-name="ce2" table:formula="of:=SUBSTITUTE([.F8];&quot;{fn}&quot;;[.$B$2])" office:value-type="string" office:string-value="rob{li}" calcext:value-type="string">
            <text:p>rob{li}</text:p>
          </table:table-cell>
          <table:table-cell table:style-name="ce2" table:formula="of:=SUBSTITUTE([.H8];&quot;{fi}&quot;;[.$C$2])" office:value-type="string" office:string-value="rob{li}" calcext:value-type="string">
            <text:p>rob{li}</text:p>
          </table:table-cell>
          <table:table-cell table:style-name="ce2" table:formula="of:=SUBSTITUTE([.I8];&quot;{mn}&quot;;[.$B$3])" office:value-type="string" office:string-value="rob{li}" calcext:value-type="string">
            <text:p>rob{li}</text:p>
          </table:table-cell>
          <table:table-cell table:style-name="ce2" table:formula="of:=SUBSTITUTE([.J8];&quot;{mi}&quot;;[.$C$3])" office:value-type="string" office:string-value="rob{li}" calcext:value-type="string">
            <text:p>rob{li}</text:p>
          </table:table-cell>
          <table:table-cell table:style-name="ce2" table:formula="of:=SUBSTITUTE([.K8];&quot;{ln}&quot;;[.$B$4])" office:value-type="string" office:string-value="rob{li}" calcext:value-type="string">
            <text:p>rob{li}</text:p>
          </table:table-cell>
          <table:table-cell table:style-name="ce2" table:formula="of:=SUBSTITUTE([.L8];&quot;{li}&quot;;[.$C$4])" office:value-type="string" office:string-value="robo" calcext:value-type="string">
            <text:p>robo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n - firstname</text:p>
          </table:table-cell>
          <table:table-cell table:number-columns-repeated="4"/>
          <table:table-cell table:style-name="ce2" office:value-type="string" calcext:value-type="string">
            <text:p>{fn}.{li}</text:p>
          </table:table-cell>
          <table:table-cell table:style-name="ce18" table:formula="of:=[.M9]&amp;&quot;@&quot; &amp; [.$B$5]" office:value-type="string" office:string-value="rob.o@distilled.net" calcext:value-type="string">
            <text:p>rob.o@distilled.net</text:p>
          </table:table-cell>
          <table:table-cell table:style-name="ce2" table:formula="of:=SUBSTITUTE([.F9];&quot;{fn}&quot;;[.$B$2])" office:value-type="string" office:string-value="rob.{li}" calcext:value-type="string">
            <text:p>rob.{li}</text:p>
          </table:table-cell>
          <table:table-cell table:style-name="ce2" table:formula="of:=SUBSTITUTE([.H9];&quot;{fi}&quot;;[.$C$2])" office:value-type="string" office:string-value="rob.{li}" calcext:value-type="string">
            <text:p>rob.{li}</text:p>
          </table:table-cell>
          <table:table-cell table:style-name="ce2" table:formula="of:=SUBSTITUTE([.I9];&quot;{mn}&quot;;[.$B$3])" office:value-type="string" office:string-value="rob.{li}" calcext:value-type="string">
            <text:p>rob.{li}</text:p>
          </table:table-cell>
          <table:table-cell table:style-name="ce2" table:formula="of:=SUBSTITUTE([.J9];&quot;{mi}&quot;;[.$C$3])" office:value-type="string" office:string-value="rob.{li}" calcext:value-type="string">
            <text:p>rob.{li}</text:p>
          </table:table-cell>
          <table:table-cell table:style-name="ce2" table:formula="of:=SUBSTITUTE([.K9];&quot;{ln}&quot;;[.$B$4])" office:value-type="string" office:string-value="rob.{li}" calcext:value-type="string">
            <text:p>rob.{li}</text:p>
          </table:table-cell>
          <table:table-cell table:style-name="ce2" table:formula="of:=SUBSTITUTE([.L9];&quot;{li}&quot;;[.$C$4])" office:value-type="string" office:string-value="rob.o" calcext:value-type="string">
            <text:p>rob.o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i - first initial</text:p>
          </table:table-cell>
          <table:table-cell table:number-columns-repeated="4"/>
          <table:table-cell table:style-name="ce2" office:value-type="string" calcext:value-type="string">
            <text:p>{fi}{li}</text:p>
          </table:table-cell>
          <table:table-cell table:style-name="ce18" table:formula="of:=[.M10]&amp;&quot;@&quot; &amp; [.$B$5]" office:value-type="string" office:string-value="ro@distilled.net" calcext:value-type="string">
            <text:p>ro@distilled.net</text:p>
          </table:table-cell>
          <table:table-cell table:style-name="ce2" table:formula="of:=SUBSTITUTE([.F10];&quot;{fn}&quot;;[.$B$2])" office:value-type="string" office:string-value="{fi}{li}" calcext:value-type="string">
            <text:p>{fi}{li}</text:p>
          </table:table-cell>
          <table:table-cell table:style-name="ce2" table:formula="of:=SUBSTITUTE([.H10];&quot;{fi}&quot;;[.$C$2])" office:value-type="string" office:string-value="r{li}" calcext:value-type="string">
            <text:p>r{li}</text:p>
          </table:table-cell>
          <table:table-cell table:style-name="ce2" table:formula="of:=SUBSTITUTE([.I10];&quot;{mn}&quot;;[.$B$3])" office:value-type="string" office:string-value="r{li}" calcext:value-type="string">
            <text:p>r{li}</text:p>
          </table:table-cell>
          <table:table-cell table:style-name="ce2" table:formula="of:=SUBSTITUTE([.J10];&quot;{mi}&quot;;[.$C$3])" office:value-type="string" office:string-value="r{li}" calcext:value-type="string">
            <text:p>r{li}</text:p>
          </table:table-cell>
          <table:table-cell table:style-name="ce2" table:formula="of:=SUBSTITUTE([.K10];&quot;{ln}&quot;;[.$B$4])" office:value-type="string" office:string-value="r{li}" calcext:value-type="string">
            <text:p>r{li}</text:p>
          </table:table-cell>
          <table:table-cell table:style-name="ce2" table:formula="of:=SUBSTITUTE([.L10];&quot;{li}&quot;;[.$C$4])" office:value-type="string" office:string-value="ro" calcext:value-type="string">
            <text:p>ro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n - middle name</text:p>
          </table:table-cell>
          <table:table-cell table:number-columns-repeated="4"/>
          <table:table-cell table:style-name="ce2" office:value-type="string" calcext:value-type="string">
            <text:p>{fi}.{li}</text:p>
          </table:table-cell>
          <table:table-cell table:style-name="ce18" table:formula="of:=[.M11]&amp;&quot;@&quot; &amp; [.$B$5]" office:value-type="string" office:string-value="r.o@distilled.net" calcext:value-type="string">
            <text:p>r.o@distilled.net</text:p>
          </table:table-cell>
          <table:table-cell table:style-name="ce2" table:formula="of:=SUBSTITUTE([.F11];&quot;{fn}&quot;;[.$B$2])" office:value-type="string" office:string-value="{fi}.{li}" calcext:value-type="string">
            <text:p>{fi}.{li}</text:p>
          </table:table-cell>
          <table:table-cell table:style-name="ce2" table:formula="of:=SUBSTITUTE([.H11];&quot;{fi}&quot;;[.$C$2])" office:value-type="string" office:string-value="r.{li}" calcext:value-type="string">
            <text:p>r.{li}</text:p>
          </table:table-cell>
          <table:table-cell table:style-name="ce2" table:formula="of:=SUBSTITUTE([.I11];&quot;{mn}&quot;;[.$B$3])" office:value-type="string" office:string-value="r.{li}" calcext:value-type="string">
            <text:p>r.{li}</text:p>
          </table:table-cell>
          <table:table-cell table:style-name="ce2" table:formula="of:=SUBSTITUTE([.J11];&quot;{mi}&quot;;[.$C$3])" office:value-type="string" office:string-value="r.{li}" calcext:value-type="string">
            <text:p>r.{li}</text:p>
          </table:table-cell>
          <table:table-cell table:style-name="ce2" table:formula="of:=SUBSTITUTE([.K11];&quot;{ln}&quot;;[.$B$4])" office:value-type="string" office:string-value="r.{li}" calcext:value-type="string">
            <text:p>r.{li}</text:p>
          </table:table-cell>
          <table:table-cell table:style-name="ce2" table:formula="of:=SUBSTITUTE([.L11];&quot;{li}&quot;;[.$C$4])" office:value-type="string" office:string-value="r.o" calcext:value-type="string">
            <text:p>r.o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i - middle initial</text:p>
          </table:table-cell>
          <table:table-cell table:number-columns-repeated="3"/>
          <table:table-cell table:style-name="ce2" office:value-type="string" calcext:value-type="string">
            <text:p>Backwards:</text:p>
          </table:table-cell>
          <table:table-cell table:style-name="ce2" office:value-type="string" calcext:value-type="string">
            <text:p>{ln}{fn}</text:p>
          </table:table-cell>
          <table:table-cell table:style-name="ce18" table:formula="of:=[.M12]&amp;&quot;@&quot; &amp; [.$B$5]" office:value-type="string" office:string-value="ousbeyrob@distilled.net" calcext:value-type="string">
            <text:p>ousbeyrob@distilled.net</text:p>
          </table:table-cell>
          <table:table-cell table:style-name="ce2" table:formula="of:=SUBSTITUTE([.F12];&quot;{fn}&quot;;[.$B$2])" office:value-type="string" office:string-value="{ln}rob" calcext:value-type="string">
            <text:p>{ln}rob</text:p>
          </table:table-cell>
          <table:table-cell table:style-name="ce2" table:formula="of:=SUBSTITUTE([.H12];&quot;{fi}&quot;;[.$C$2])" office:value-type="string" office:string-value="{ln}rob" calcext:value-type="string">
            <text:p>{ln}rob</text:p>
          </table:table-cell>
          <table:table-cell table:style-name="ce2" table:formula="of:=SUBSTITUTE([.I12];&quot;{mn}&quot;;[.$B$3])" office:value-type="string" office:string-value="{ln}rob" calcext:value-type="string">
            <text:p>{ln}rob</text:p>
          </table:table-cell>
          <table:table-cell table:style-name="ce2" table:formula="of:=SUBSTITUTE([.J12];&quot;{mi}&quot;;[.$C$3])" office:value-type="string" office:string-value="{ln}rob" calcext:value-type="string">
            <text:p>{ln}rob</text:p>
          </table:table-cell>
          <table:table-cell table:style-name="ce2" table:formula="of:=SUBSTITUTE([.K12];&quot;{ln}&quot;;[.$B$4])" office:value-type="string" office:string-value="ousbeyrob" calcext:value-type="string">
            <text:p>ousbeyrob</text:p>
          </table:table-cell>
          <table:table-cell table:style-name="ce2" table:formula="of:=SUBSTITUTE([.L12];&quot;{li}&quot;;[.$C$4])" office:value-type="string" office:string-value="ousbeyrob" calcext:value-type="string">
            <text:p>ousbeyrob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n - lastname</text:p>
          </table:table-cell>
          <table:table-cell table:number-columns-repeated="4"/>
          <table:table-cell table:style-name="ce2" office:value-type="string" calcext:value-type="string">
            <text:p>{ln}.{fn}</text:p>
          </table:table-cell>
          <table:table-cell table:style-name="ce18" table:formula="of:=[.M13]&amp;&quot;@&quot; &amp; [.$B$5]" office:value-type="string" office:string-value="ousbey.rob@distilled.net" calcext:value-type="string">
            <text:p>ousbey.rob@distilled.net</text:p>
          </table:table-cell>
          <table:table-cell table:style-name="ce2" table:formula="of:=SUBSTITUTE([.F13];&quot;{fn}&quot;;[.$B$2])" office:value-type="string" office:string-value="{ln}.rob" calcext:value-type="string">
            <text:p>{ln}.rob</text:p>
          </table:table-cell>
          <table:table-cell table:style-name="ce2" table:formula="of:=SUBSTITUTE([.H13];&quot;{fi}&quot;;[.$C$2])" office:value-type="string" office:string-value="{ln}.rob" calcext:value-type="string">
            <text:p>{ln}.rob</text:p>
          </table:table-cell>
          <table:table-cell table:style-name="ce2" table:formula="of:=SUBSTITUTE([.I13];&quot;{mn}&quot;;[.$B$3])" office:value-type="string" office:string-value="{ln}.rob" calcext:value-type="string">
            <text:p>{ln}.rob</text:p>
          </table:table-cell>
          <table:table-cell table:style-name="ce2" table:formula="of:=SUBSTITUTE([.J13];&quot;{mi}&quot;;[.$C$3])" office:value-type="string" office:string-value="{ln}.rob" calcext:value-type="string">
            <text:p>{ln}.rob</text:p>
          </table:table-cell>
          <table:table-cell table:style-name="ce2" table:formula="of:=SUBSTITUTE([.K13];&quot;{ln}&quot;;[.$B$4])" office:value-type="string" office:string-value="ousbey.rob" calcext:value-type="string">
            <text:p>ousbey.rob</text:p>
          </table:table-cell>
          <table:table-cell table:style-name="ce2" table:formula="of:=SUBSTITUTE([.L13];&quot;{li}&quot;;[.$C$4])" office:value-type="string" office:string-value="ousbey.rob" calcext:value-type="string">
            <text:p>ousbey.rob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i - last initial</text:p>
          </table:table-cell>
          <table:table-cell>
            <draw:custom-shape table:end-cell-address="Sheet1.E27" table:end-x="76.65pt" table:end-y="8.25pt" draw:z-index="0" draw:name="Shape 3" draw:style-name="gr1" draw:text-style-name="P2" svg:width="284.97pt" svg:height="167.98pt" svg:x="10.49pt" svg:y="6.01pt">
              <text:p text:style-name="P1"><text:span text:style-name="T1">Read this box to save your own copy.</text:span></text:p>
              <text:p text:style-name="P1"><text:span text:style-name="T1">(You can safely delete this arrow later!)</text:span></text:p>
  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3"/>
          <table:table-cell table:style-name="ce2" office:value-type="string" calcext:value-type="string">
            <text:p>{ln}{fi}</text:p>
          </table:table-cell>
          <table:table-cell table:style-name="ce18" table:formula="of:=[.M14]&amp;&quot;@&quot; &amp; [.$B$5]" office:value-type="string" office:string-value="ousbeyr@distilled.net" calcext:value-type="string">
            <text:p>ousbeyr@distilled.net</text:p>
          </table:table-cell>
          <table:table-cell table:style-name="ce2" table:formula="of:=SUBSTITUTE([.F14];&quot;{fn}&quot;;[.$B$2])" office:value-type="string" office:string-value="{ln}{fi}" calcext:value-type="string">
            <text:p>{ln}{fi}</text:p>
          </table:table-cell>
          <table:table-cell table:style-name="ce2" table:formula="of:=SUBSTITUTE([.H14];&quot;{fi}&quot;;[.$C$2])" office:value-type="string" office:string-value="{ln}r" calcext:value-type="string">
            <text:p>{ln}r</text:p>
          </table:table-cell>
          <table:table-cell table:style-name="ce2" table:formula="of:=SUBSTITUTE([.I14];&quot;{mn}&quot;;[.$B$3])" office:value-type="string" office:string-value="{ln}r" calcext:value-type="string">
            <text:p>{ln}r</text:p>
          </table:table-cell>
          <table:table-cell table:style-name="ce2" table:formula="of:=SUBSTITUTE([.J14];&quot;{mi}&quot;;[.$C$3])" office:value-type="string" office:string-value="{ln}r" calcext:value-type="string">
            <text:p>{ln}r</text:p>
          </table:table-cell>
          <table:table-cell table:style-name="ce2" table:formula="of:=SUBSTITUTE([.K14];&quot;{ln}&quot;;[.$B$4])" office:value-type="string" office:string-value="ousbeyr" calcext:value-type="string">
            <text:p>ousbeyr</text:p>
          </table:table-cell>
          <table:table-cell table:style-name="ce2" table:formula="of:=SUBSTITUTE([.L14];&quot;{li}&quot;;[.$C$4])" office:value-type="string" office:string-value="ousbeyr" calcext:value-type="string">
            <text:p>ousbeyr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ln}.{fi}</text:p>
          </table:table-cell>
          <table:table-cell table:style-name="ce18" table:formula="of:=[.M15]&amp;&quot;@&quot; &amp; [.$B$5]" office:value-type="string" office:string-value="ousbey.r@distilled.net" calcext:value-type="string">
            <text:p>ousbey.r@distilled.net</text:p>
          </table:table-cell>
          <table:table-cell table:style-name="ce2" table:formula="of:=SUBSTITUTE([.F15];&quot;{fn}&quot;;[.$B$2])" office:value-type="string" office:string-value="{ln}.{fi}" calcext:value-type="string">
            <text:p>{ln}.{fi}</text:p>
          </table:table-cell>
          <table:table-cell table:style-name="ce2" table:formula="of:=SUBSTITUTE([.H15];&quot;{fi}&quot;;[.$C$2])" office:value-type="string" office:string-value="{ln}.r" calcext:value-type="string">
            <text:p>{ln}.r</text:p>
          </table:table-cell>
          <table:table-cell table:style-name="ce2" table:formula="of:=SUBSTITUTE([.I15];&quot;{mn}&quot;;[.$B$3])" office:value-type="string" office:string-value="{ln}.r" calcext:value-type="string">
            <text:p>{ln}.r</text:p>
          </table:table-cell>
          <table:table-cell table:style-name="ce2" table:formula="of:=SUBSTITUTE([.J15];&quot;{mi}&quot;;[.$C$3])" office:value-type="string" office:string-value="{ln}.r" calcext:value-type="string">
            <text:p>{ln}.r</text:p>
          </table:table-cell>
          <table:table-cell table:style-name="ce2" table:formula="of:=SUBSTITUTE([.K15];&quot;{ln}&quot;;[.$B$4])" office:value-type="string" office:string-value="ousbey.r" calcext:value-type="string">
            <text:p>ousbey.r</text:p>
          </table:table-cell>
          <table:table-cell table:style-name="ce2" table:formula="of:=SUBSTITUTE([.L15];&quot;{li}&quot;;[.$C$4])" office:value-type="string" office:string-value="ousbey.r" calcext:value-type="string">
            <text:p>ousbey.r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4"/>
          <table:table-cell table:style-name="ce2" office:value-type="string" calcext:value-type="string">
            <text:p>{li}{fn}</text:p>
          </table:table-cell>
          <table:table-cell table:style-name="ce18" table:formula="of:=[.M16]&amp;&quot;@&quot; &amp; [.$B$5]" office:value-type="string" office:string-value="orob@distilled.net" calcext:value-type="string">
            <text:p>orob@distilled.net</text:p>
          </table:table-cell>
          <table:table-cell table:style-name="ce2" table:formula="of:=SUBSTITUTE([.F16];&quot;{fn}&quot;;[.$B$2])" office:value-type="string" office:string-value="{li}rob" calcext:value-type="string">
            <text:p>{li}rob</text:p>
          </table:table-cell>
          <table:table-cell table:style-name="ce2" table:formula="of:=SUBSTITUTE([.H16];&quot;{fi}&quot;;[.$C$2])" office:value-type="string" office:string-value="{li}rob" calcext:value-type="string">
            <text:p>{li}rob</text:p>
          </table:table-cell>
          <table:table-cell table:style-name="ce2" table:formula="of:=SUBSTITUTE([.I16];&quot;{mn}&quot;;[.$B$3])" office:value-type="string" office:string-value="{li}rob" calcext:value-type="string">
            <text:p>{li}rob</text:p>
          </table:table-cell>
          <table:table-cell table:style-name="ce2" table:formula="of:=SUBSTITUTE([.J16];&quot;{mi}&quot;;[.$C$3])" office:value-type="string" office:string-value="{li}rob" calcext:value-type="string">
            <text:p>{li}rob</text:p>
          </table:table-cell>
          <table:table-cell table:style-name="ce2" table:formula="of:=SUBSTITUTE([.K16];&quot;{ln}&quot;;[.$B$4])" office:value-type="string" office:string-value="{li}rob" calcext:value-type="string">
            <text:p>{li}rob</text:p>
          </table:table-cell>
          <table:table-cell table:style-name="ce2" table:formula="of:=SUBSTITUTE([.L16];&quot;{li}&quot;;[.$C$4])" office:value-type="string" office:string-value="orob" calcext:value-type="string">
            <text:p>orob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uilt by:</text:p>
          </table:table-cell>
          <table:table-cell table:style-name="ce15"/>
          <table:table-cell table:number-columns-repeated="3"/>
          <table:table-cell table:style-name="ce2" office:value-type="string" calcext:value-type="string">
            <text:p>{li}.{fn}</text:p>
          </table:table-cell>
          <table:table-cell table:style-name="ce18" table:formula="of:=[.M17]&amp;&quot;@&quot; &amp; [.$B$5]" office:value-type="string" office:string-value="o.rob@distilled.net" calcext:value-type="string">
            <text:p>o.rob@distilled.net</text:p>
          </table:table-cell>
          <table:table-cell table:style-name="ce2" table:formula="of:=SUBSTITUTE([.F17];&quot;{fn}&quot;;[.$B$2])" office:value-type="string" office:string-value="{li}.rob" calcext:value-type="string">
            <text:p>{li}.rob</text:p>
          </table:table-cell>
          <table:table-cell table:style-name="ce2" table:formula="of:=SUBSTITUTE([.H17];&quot;{fi}&quot;;[.$C$2])" office:value-type="string" office:string-value="{li}.rob" calcext:value-type="string">
            <text:p>{li}.rob</text:p>
          </table:table-cell>
          <table:table-cell table:style-name="ce2" table:formula="of:=SUBSTITUTE([.I17];&quot;{mn}&quot;;[.$B$3])" office:value-type="string" office:string-value="{li}.rob" calcext:value-type="string">
            <text:p>{li}.rob</text:p>
          </table:table-cell>
          <table:table-cell table:style-name="ce2" table:formula="of:=SUBSTITUTE([.J17];&quot;{mi}&quot;;[.$C$3])" office:value-type="string" office:string-value="{li}.rob" calcext:value-type="string">
            <text:p>{li}.rob</text:p>
          </table:table-cell>
          <table:table-cell table:style-name="ce2" table:formula="of:=SUBSTITUTE([.K17];&quot;{ln}&quot;;[.$B$4])" office:value-type="string" office:string-value="{li}.rob" calcext:value-type="string">
            <text:p>{li}.rob</text:p>
          </table:table-cell>
          <table:table-cell table:style-name="ce2" table:formula="of:=SUBSTITUTE([.L17];&quot;{li}&quot;;[.$C$4])" office:value-type="string" office:string-value="o.rob" calcext:value-type="string">
            <text:p>o.ro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ob Ousbey, from Distilled.net</text:p>
          </table:table-cell>
          <table:table-cell table:style-name="ce15"/>
          <table:table-cell table:number-columns-repeated="3"/>
          <table:table-cell table:style-name="ce2" office:value-type="string" calcext:value-type="string">
            <text:p>{li}{fi}</text:p>
          </table:table-cell>
          <table:table-cell table:style-name="ce18" table:formula="of:=[.M18]&amp;&quot;@&quot; &amp; [.$B$5]" office:value-type="string" office:string-value="or@distilled.net" calcext:value-type="string">
            <text:p>or@distilled.net</text:p>
          </table:table-cell>
          <table:table-cell table:style-name="ce2" table:formula="of:=SUBSTITUTE([.F18];&quot;{fn}&quot;;[.$B$2])" office:value-type="string" office:string-value="{li}{fi}" calcext:value-type="string">
            <text:p>{li}{fi}</text:p>
          </table:table-cell>
          <table:table-cell table:style-name="ce2" table:formula="of:=SUBSTITUTE([.H18];&quot;{fi}&quot;;[.$C$2])" office:value-type="string" office:string-value="{li}r" calcext:value-type="string">
            <text:p>{li}r</text:p>
          </table:table-cell>
          <table:table-cell table:style-name="ce2" table:formula="of:=SUBSTITUTE([.I18];&quot;{mn}&quot;;[.$B$3])" office:value-type="string" office:string-value="{li}r" calcext:value-type="string">
            <text:p>{li}r</text:p>
          </table:table-cell>
          <table:table-cell table:style-name="ce2" table:formula="of:=SUBSTITUTE([.J18];&quot;{mi}&quot;;[.$C$3])" office:value-type="string" office:string-value="{li}r" calcext:value-type="string">
            <text:p>{li}r</text:p>
          </table:table-cell>
          <table:table-cell table:style-name="ce2" table:formula="of:=SUBSTITUTE([.K18];&quot;{ln}&quot;;[.$B$4])" office:value-type="string" office:string-value="{li}r" calcext:value-type="string">
            <text:p>{li}r</text:p>
          </table:table-cell>
          <table:table-cell table:style-name="ce2" table:formula="of:=SUBSTITUTE([.L18];&quot;{li}&quot;;[.$C$4])" office:value-type="string" office:string-value="or" calcext:value-type="string">
            <text:p>o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(Email me with any feedback ;-))</text:p>
          </table:table-cell>
          <table:table-cell table:style-name="ce15"/>
          <table:table-cell table:number-columns-repeated="3"/>
          <table:table-cell table:style-name="ce2" office:value-type="string" calcext:value-type="string">
            <text:p>{li}.{fi}</text:p>
          </table:table-cell>
          <table:table-cell table:style-name="ce18" table:formula="of:=[.M19]&amp;&quot;@&quot; &amp; [.$B$5]" office:value-type="string" office:string-value="o.r@distilled.net" calcext:value-type="string">
            <text:p>o.r@distilled.net</text:p>
          </table:table-cell>
          <table:table-cell table:style-name="ce2" table:formula="of:=SUBSTITUTE([.F19];&quot;{fn}&quot;;[.$B$2])" office:value-type="string" office:string-value="{li}.{fi}" calcext:value-type="string">
            <text:p>{li}.{fi}</text:p>
          </table:table-cell>
          <table:table-cell table:style-name="ce2" table:formula="of:=SUBSTITUTE([.H19];&quot;{fi}&quot;;[.$C$2])" office:value-type="string" office:string-value="{li}.r" calcext:value-type="string">
            <text:p>{li}.r</text:p>
          </table:table-cell>
          <table:table-cell table:style-name="ce2" table:formula="of:=SUBSTITUTE([.I19];&quot;{mn}&quot;;[.$B$3])" office:value-type="string" office:string-value="{li}.r" calcext:value-type="string">
            <text:p>{li}.r</text:p>
          </table:table-cell>
          <table:table-cell table:style-name="ce2" table:formula="of:=SUBSTITUTE([.J19];&quot;{mi}&quot;;[.$C$3])" office:value-type="string" office:string-value="{li}.r" calcext:value-type="string">
            <text:p>{li}.r</text:p>
          </table:table-cell>
          <table:table-cell table:style-name="ce2" table:formula="of:=SUBSTITUTE([.K19];&quot;{ln}&quot;;[.$B$4])" office:value-type="string" office:string-value="{li}.r" calcext:value-type="string">
            <text:p>{li}.r</text:p>
          </table:table-cell>
          <table:table-cell table:style-name="ce2" table:formula="of:=SUBSTITUTE([.L19];&quot;{li}&quot;;[.$C$4])" office:value-type="string" office:string-value="o.r" calcext:value-type="string">
            <text:p>o.r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15"/>
          <table:table-cell table:number-columns-repeated="2"/>
          <table:table-cell table:style-name="ce2" office:value-type="string" calcext:value-type="string">
            <text:p>Using Middle Name:</text:p>
          </table:table-cell>
          <table:table-cell table:style-name="ce2" office:value-type="string" calcext:value-type="string">
            <text:p>{fi}{mi}{ln}</text:p>
          </table:table-cell>
          <table:table-cell table:style-name="ce18" table:formula="of:=[.M20]&amp;&quot;@&quot; &amp; [.$B$5]" office:value-type="string" office:string-value="rousbey@distilled.net" calcext:value-type="string">
            <text:p>rousbey@distilled.net</text:p>
          </table:table-cell>
          <table:table-cell table:style-name="ce2" table:formula="of:=SUBSTITUTE([.F20];&quot;{fn}&quot;;[.$B$2])" office:value-type="string" office:string-value="{fi}{mi}{ln}" calcext:value-type="string">
            <text:p>{fi}{mi}{ln}</text:p>
          </table:table-cell>
          <table:table-cell table:style-name="ce2" table:formula="of:=SUBSTITUTE([.H20];&quot;{fi}&quot;;[.$C$2])" office:value-type="string" office:string-value="r{mi}{ln}" calcext:value-type="string">
            <text:p>r{mi}{ln}</text:p>
          </table:table-cell>
          <table:table-cell table:style-name="ce2" table:formula="of:=SUBSTITUTE([.I20];&quot;{mn}&quot;;[.$B$3])" office:value-type="string" office:string-value="r{mi}{ln}" calcext:value-type="string">
            <text:p>r{mi}{ln}</text:p>
          </table:table-cell>
          <table:table-cell table:style-name="ce2" table:formula="of:=SUBSTITUTE([.J20];&quot;{mi}&quot;;[.$C$3])" office:value-type="string" office:string-value="r{ln}" calcext:value-type="string">
            <text:p>r{ln}</text:p>
          </table:table-cell>
          <table:table-cell table:style-name="ce2" table:formula="of:=SUBSTITUTE([.K20];&quot;{ln}&quot;;[.$B$4])" office:value-type="string" office:string-value="rousbey" calcext:value-type="string">
            <text:p>rousbey</text:p>
          </table:table-cell>
          <table:table-cell table:style-name="ce2" table:formula="of:=SUBSTITUTE([.L20];&quot;{li}&quot;;[.$C$4])" office:value-type="string" office:string-value="rousbey" calcext:value-type="string">
            <text:p>rousbey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15"/>
          <table:table-cell table:number-columns-repeated="3"/>
          <table:table-cell table:style-name="ce2" office:value-type="string" calcext:value-type="string">
            <text:p>{fi}{mi}.{ln}</text:p>
          </table:table-cell>
          <table:table-cell table:style-name="ce18" table:formula="of:=[.M21]&amp;&quot;@&quot; &amp; [.$B$5]" office:value-type="string" office:string-value="r.ousbey@distilled.net" calcext:value-type="string">
            <text:p>r.ousbey@distilled.net</text:p>
          </table:table-cell>
          <table:table-cell table:style-name="ce2" table:formula="of:=SUBSTITUTE([.F21];&quot;{fn}&quot;;[.$B$2])" office:value-type="string" office:string-value="{fi}{mi}.{ln}" calcext:value-type="string">
            <text:p>{fi}{mi}.{ln}</text:p>
          </table:table-cell>
          <table:table-cell table:style-name="ce2" table:formula="of:=SUBSTITUTE([.H21];&quot;{fi}&quot;;[.$C$2])" office:value-type="string" office:string-value="r{mi}.{ln}" calcext:value-type="string">
            <text:p>r{mi}.{ln}</text:p>
          </table:table-cell>
          <table:table-cell table:style-name="ce2" table:formula="of:=SUBSTITUTE([.I21];&quot;{mn}&quot;;[.$B$3])" office:value-type="string" office:string-value="r{mi}.{ln}" calcext:value-type="string">
            <text:p>r{mi}.{ln}</text:p>
          </table:table-cell>
          <table:table-cell table:style-name="ce2" table:formula="of:=SUBSTITUTE([.J21];&quot;{mi}&quot;;[.$C$3])" office:value-type="string" office:string-value="r.{ln}" calcext:value-type="string">
            <text:p>r.{ln}</text:p>
          </table:table-cell>
          <table:table-cell table:style-name="ce2" table:formula="of:=SUBSTITUTE([.K21];&quot;{ln}&quot;;[.$B$4])" office:value-type="string" office:string-value="r.ousbey" calcext:value-type="string">
            <text:p>r.ousbey</text:p>
          </table:table-cell>
          <table:table-cell table:style-name="ce2" table:formula="of:=SUBSTITUTE([.L21];&quot;{li}&quot;;[.$C$4])" office:value-type="string" office:string-value="r.ousbey" calcext:value-type="string">
            <text:p>r.ousbey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<text:a xlink:href="http://dis.tl/name2email" xlink:type="simple">dis.tl/name2email</text:a></text:p>
          </table:table-cell>
          <table:table-cell table:style-name="ce15"/>
          <table:table-cell table:number-columns-repeated="3"/>
          <table:table-cell table:style-name="ce2" office:value-type="string" calcext:value-type="string">
            <text:p>{fn}{mi}{ln}</text:p>
          </table:table-cell>
          <table:table-cell table:style-name="ce18" table:formula="of:=[.M22]&amp;&quot;@&quot; &amp; [.$B$5]" office:value-type="string" office:string-value="robousbey@distilled.net" calcext:value-type="string">
            <text:p>robousbey@distilled.net</text:p>
          </table:table-cell>
          <table:table-cell table:style-name="ce2" table:formula="of:=SUBSTITUTE([.F22];&quot;{fn}&quot;;[.$B$2])" office:value-type="string" office:string-value="rob{mi}{ln}" calcext:value-type="string">
            <text:p>rob{mi}{ln}</text:p>
          </table:table-cell>
          <table:table-cell table:style-name="ce2" table:formula="of:=SUBSTITUTE([.H22];&quot;{fi}&quot;;[.$C$2])" office:value-type="string" office:string-value="rob{mi}{ln}" calcext:value-type="string">
            <text:p>rob{mi}{ln}</text:p>
          </table:table-cell>
          <table:table-cell table:style-name="ce2" table:formula="of:=SUBSTITUTE([.I22];&quot;{mn}&quot;;[.$B$3])" office:value-type="string" office:string-value="rob{mi}{ln}" calcext:value-type="string">
            <text:p>rob{mi}{ln}</text:p>
          </table:table-cell>
          <table:table-cell table:style-name="ce2" table:formula="of:=SUBSTITUTE([.J22];&quot;{mi}&quot;;[.$C$3])" office:value-type="string" office:string-value="rob{ln}" calcext:value-type="string">
            <text:p>rob{ln}</text:p>
          </table:table-cell>
          <table:table-cell table:style-name="ce2" table:formula="of:=SUBSTITUTE([.K22];&quot;{ln}&quot;;[.$B$4])" office:value-type="string" office:string-value="robousbey" calcext:value-type="string">
            <text:p>robousbey</text:p>
          </table:table-cell>
          <table:table-cell table:style-name="ce2" table:formula="of:=SUBSTITUTE([.L22];&quot;{li}&quot;;[.$C$4])" office:value-type="string" office:string-value="robousbey" calcext:value-type="string">
            <text:p>robousbey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5"/>
          <table:table-cell table:number-columns-repeated="3"/>
          <table:table-cell table:style-name="ce2" office:value-type="string" calcext:value-type="string">
            <text:p>{fn}.{mi}.{ln}</text:p>
          </table:table-cell>
          <table:table-cell table:style-name="ce18" table:formula="of:=[.M23]&amp;&quot;@&quot; &amp; [.$B$5]" office:value-type="string" office:string-value="rob..ousbey@distilled.net" calcext:value-type="string">
            <text:p>rob..ousbey@distilled.net</text:p>
          </table:table-cell>
          <table:table-cell table:style-name="ce2" table:formula="of:=SUBSTITUTE([.F23];&quot;{fn}&quot;;[.$B$2])" office:value-type="string" office:string-value="rob.{mi}.{ln}" calcext:value-type="string">
            <text:p>rob.{mi}.{ln}</text:p>
          </table:table-cell>
          <table:table-cell table:style-name="ce2" table:formula="of:=SUBSTITUTE([.H23];&quot;{fi}&quot;;[.$C$2])" office:value-type="string" office:string-value="rob.{mi}.{ln}" calcext:value-type="string">
            <text:p>rob.{mi}.{ln}</text:p>
          </table:table-cell>
          <table:table-cell table:style-name="ce2" table:formula="of:=SUBSTITUTE([.I23];&quot;{mn}&quot;;[.$B$3])" office:value-type="string" office:string-value="rob.{mi}.{ln}" calcext:value-type="string">
            <text:p>rob.{mi}.{ln}</text:p>
          </table:table-cell>
          <table:table-cell table:style-name="ce2" table:formula="of:=SUBSTITUTE([.J23];&quot;{mi}&quot;;[.$C$3])" office:value-type="string" office:string-value="rob..{ln}" calcext:value-type="string">
            <text:p>rob..{ln}</text:p>
          </table:table-cell>
          <table:table-cell table:style-name="ce2" table:formula="of:=SUBSTITUTE([.K23];&quot;{ln}&quot;;[.$B$4])" office:value-type="string" office:string-value="rob..ousbey" calcext:value-type="string">
            <text:p>rob..ousbey</text:p>
          </table:table-cell>
          <table:table-cell table:style-name="ce2" table:formula="of:=SUBSTITUTE([.L23];&quot;{li}&quot;;[.$C$4])" office:value-type="string" office:string-value="rob..ousbey" calcext:value-type="string">
            <text:p>rob..ousbey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To create your own editable copy, log into a Google account, and click:</text:p>
          </table:table-cell>
          <table:table-cell table:style-name="ce16"/>
          <table:table-cell table:number-columns-repeated="3"/>
          <table:table-cell table:style-name="ce2" office:value-type="string" calcext:value-type="string">
            <text:p>{fn}{mn}{ln}</text:p>
          </table:table-cell>
          <table:table-cell table:style-name="ce18" table:formula="of:=[.M24]&amp;&quot;@&quot; &amp; [.$B$5]" office:value-type="string" office:string-value="robousbey@distilled.net" calcext:value-type="string">
            <text:p>robousbey@distilled.net</text:p>
          </table:table-cell>
          <table:table-cell table:style-name="ce2" table:formula="of:=SUBSTITUTE([.F24];&quot;{fn}&quot;;[.$B$2])" office:value-type="string" office:string-value="rob{mn}{ln}" calcext:value-type="string">
            <text:p>rob{mn}{ln}</text:p>
          </table:table-cell>
          <table:table-cell table:style-name="ce2" table:formula="of:=SUBSTITUTE([.H24];&quot;{fi}&quot;;[.$C$2])" office:value-type="string" office:string-value="rob{mn}{ln}" calcext:value-type="string">
            <text:p>rob{mn}{ln}</text:p>
          </table:table-cell>
          <table:table-cell table:style-name="ce2" table:formula="of:=SUBSTITUTE([.I24];&quot;{mn}&quot;;[.$B$3])" office:value-type="string" office:string-value="rob{ln}" calcext:value-type="string">
            <text:p>rob{ln}</text:p>
          </table:table-cell>
          <table:table-cell table:style-name="ce2" table:formula="of:=SUBSTITUTE([.J24];&quot;{mi}&quot;;[.$C$3])" office:value-type="string" office:string-value="rob{ln}" calcext:value-type="string">
            <text:p>rob{ln}</text:p>
          </table:table-cell>
          <table:table-cell table:style-name="ce2" table:formula="of:=SUBSTITUTE([.K24];&quot;{ln}&quot;;[.$B$4])" office:value-type="string" office:string-value="robousbey" calcext:value-type="string">
            <text:p>robousbey</text:p>
          </table:table-cell>
          <table:table-cell table:style-name="ce2" table:formula="of:=SUBSTITUTE([.L24];&quot;{li}&quot;;[.$C$4])" office:value-type="string" office:string-value="robousbey" calcext:value-type="string">
            <text:p>robousbey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File -&gt; Make a Copy...</text:p>
          </table:table-cell>
          <table:table-cell table:style-name="ce16"/>
          <table:table-cell table:number-columns-repeated="3"/>
          <table:table-cell table:style-name="ce2" office:value-type="string" calcext:value-type="string">
            <text:p>{fn}.{mn}.{ln}</text:p>
          </table:table-cell>
          <table:table-cell table:style-name="ce18" table:formula="of:=[.M25]&amp;&quot;@&quot; &amp; [.$B$5]" office:value-type="string" office:string-value="rob..ousbey@distilled.net" calcext:value-type="string">
            <text:p>rob..ousbey@distilled.net</text:p>
          </table:table-cell>
          <table:table-cell table:style-name="ce2" table:formula="of:=SUBSTITUTE([.F25];&quot;{fn}&quot;;[.$B$2])" office:value-type="string" office:string-value="rob.{mn}.{ln}" calcext:value-type="string">
            <text:p>rob.{mn}.{ln}</text:p>
          </table:table-cell>
          <table:table-cell table:style-name="ce2" table:formula="of:=SUBSTITUTE([.H25];&quot;{fi}&quot;;[.$C$2])" office:value-type="string" office:string-value="rob.{mn}.{ln}" calcext:value-type="string">
            <text:p>rob.{mn}.{ln}</text:p>
          </table:table-cell>
          <table:table-cell table:style-name="ce2" table:formula="of:=SUBSTITUTE([.I25];&quot;{mn}&quot;;[.$B$3])" office:value-type="string" office:string-value="rob..{ln}" calcext:value-type="string">
            <text:p>rob..{ln}</text:p>
          </table:table-cell>
          <table:table-cell table:style-name="ce2" table:formula="of:=SUBSTITUTE([.J25];&quot;{mi}&quot;;[.$C$3])" office:value-type="string" office:string-value="rob..{ln}" calcext:value-type="string">
            <text:p>rob..{ln}</text:p>
          </table:table-cell>
          <table:table-cell table:style-name="ce2" table:formula="of:=SUBSTITUTE([.K25];&quot;{ln}&quot;;[.$B$4])" office:value-type="string" office:string-value="rob..ousbey" calcext:value-type="string">
            <text:p>rob..ousbey</text:p>
          </table:table-cell>
          <table:table-cell table:style-name="ce2" table:formula="of:=SUBSTITUTE([.L25];&quot;{li}&quot;;[.$C$4])" office:value-type="string" office:string-value="rob..ousbey" calcext:value-type="string">
            <text:p>rob..ousbey</text:p>
          </table:table-cell>
          <table:table-cell table:number-columns-repeated="1011"/>
        </table:table-row>
        <table:table-row table:style-name="ro1">
          <table:table-cell table:style-name="ce10"/>
          <table:table-cell table:style-name="ce15"/>
          <table:table-cell table:number-columns-repeated="2"/>
          <table:table-cell table:style-name="ce2" office:value-type="string" calcext:value-type="string">
            <text:p>Dashes:</text:p>
          </table:table-cell>
          <table:table-cell table:style-name="ce2" office:value-type="string" calcext:value-type="string">
            <text:p>{fn}-{ln}</text:p>
          </table:table-cell>
          <table:table-cell table:style-name="ce18" table:formula="of:=[.M26]&amp;&quot;@&quot; &amp; [.$B$5]" office:value-type="string" office:string-value="rob-ousbey@distilled.net" calcext:value-type="string">
            <text:p>rob-ousbey@distilled.net</text:p>
          </table:table-cell>
          <table:table-cell table:style-name="ce2" table:formula="of:=SUBSTITUTE([.F26];&quot;{fn}&quot;;[.$B$2])" office:value-type="string" office:string-value="rob-{ln}" calcext:value-type="string">
            <text:p>rob-{ln}</text:p>
          </table:table-cell>
          <table:table-cell table:style-name="ce2" table:formula="of:=SUBSTITUTE([.H26];&quot;{fi}&quot;;[.$C$2])" office:value-type="string" office:string-value="rob-{ln}" calcext:value-type="string">
            <text:p>rob-{ln}</text:p>
          </table:table-cell>
          <table:table-cell table:style-name="ce2" table:formula="of:=SUBSTITUTE([.I26];&quot;{mn}&quot;;[.$B$3])" office:value-type="string" office:string-value="rob-{ln}" calcext:value-type="string">
            <text:p>rob-{ln}</text:p>
          </table:table-cell>
          <table:table-cell table:style-name="ce2" table:formula="of:=SUBSTITUTE([.J26];&quot;{mi}&quot;;[.$C$3])" office:value-type="string" office:string-value="rob-{ln}" calcext:value-type="string">
            <text:p>rob-{ln}</text:p>
          </table:table-cell>
          <table:table-cell table:style-name="ce2" table:formula="of:=SUBSTITUTE([.K26];&quot;{ln}&quot;;[.$B$4])" office:value-type="string" office:string-value="rob-ousbey" calcext:value-type="string">
            <text:p>rob-ousbey</text:p>
          </table:table-cell>
          <table:table-cell table:style-name="ce2" table:formula="of:=SUBSTITUTE([.L26];&quot;{li}&quot;;[.$C$4])" office:value-type="string" office:string-value="rob-ousbey" calcext:value-type="string">
            <text:p>rob-ousbey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For more information:</text:p>
          </table:table-cell>
          <table:table-cell table:style-name="ce15"/>
          <table:table-cell table:number-columns-repeated="3"/>
          <table:table-cell table:style-name="ce2" office:value-type="string" calcext:value-type="string">
            <text:p>{fi}-{ln}</text:p>
          </table:table-cell>
          <table:table-cell table:style-name="ce18" table:formula="of:=[.M27]&amp;&quot;@&quot; &amp; [.$B$5]" office:value-type="string" office:string-value="r-ousbey@distilled.net" calcext:value-type="string">
            <text:p>r-ousbey@distilled.net</text:p>
          </table:table-cell>
          <table:table-cell table:style-name="ce2" table:formula="of:=SUBSTITUTE([.F27];&quot;{fn}&quot;;[.$B$2])" office:value-type="string" office:string-value="{fi}-{ln}" calcext:value-type="string">
            <text:p>{fi}-{ln}</text:p>
          </table:table-cell>
          <table:table-cell table:style-name="ce2" table:formula="of:=SUBSTITUTE([.H27];&quot;{fi}&quot;;[.$C$2])" office:value-type="string" office:string-value="r-{ln}" calcext:value-type="string">
            <text:p>r-{ln}</text:p>
          </table:table-cell>
          <table:table-cell table:style-name="ce2" table:formula="of:=SUBSTITUTE([.I27];&quot;{mn}&quot;;[.$B$3])" office:value-type="string" office:string-value="r-{ln}" calcext:value-type="string">
            <text:p>r-{ln}</text:p>
          </table:table-cell>
          <table:table-cell table:style-name="ce2" table:formula="of:=SUBSTITUTE([.J27];&quot;{mi}&quot;;[.$C$3])" office:value-type="string" office:string-value="r-{ln}" calcext:value-type="string">
            <text:p>r-{ln}</text:p>
          </table:table-cell>
          <table:table-cell table:style-name="ce2" table:formula="of:=SUBSTITUTE([.K27];&quot;{ln}&quot;;[.$B$4])" office:value-type="string" office:string-value="r-ousbey" calcext:value-type="string">
            <text:p>r-ousbey</text:p>
          </table:table-cell>
          <table:table-cell table:style-name="ce2" table:formula="of:=SUBSTITUTE([.L27];&quot;{li}&quot;;[.$C$4])" office:value-type="string" office:string-value="r-ousbey" calcext:value-type="string">
            <text:p>r-ousbey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<text:a xlink:href="http://www.distilled.net/blog/miscellaneous/find-almost-anybodys-email-address/" xlink:type="simple">http://www.distilled.net/blog/miscellaneous/find-almost-anybodys-email-address/</text:a></text:p>
          </table:table-cell>
          <table:table-cell table:style-name="ce15"/>
          <table:table-cell table:number-columns-repeated="3"/>
          <table:table-cell table:style-name="ce2" office:value-type="string" calcext:value-type="string">
            <text:p>{fn}-{li}</text:p>
          </table:table-cell>
          <table:table-cell table:style-name="ce18" table:formula="of:=[.M28]&amp;&quot;@&quot; &amp; [.$B$5]" office:value-type="string" office:string-value="rob-o@distilled.net" calcext:value-type="string">
            <text:p>rob-o@distilled.net</text:p>
          </table:table-cell>
          <table:table-cell table:style-name="ce2" table:formula="of:=SUBSTITUTE([.F28];&quot;{fn}&quot;;[.$B$2])" office:value-type="string" office:string-value="rob-{li}" calcext:value-type="string">
            <text:p>rob-{li}</text:p>
          </table:table-cell>
          <table:table-cell table:style-name="ce2" table:formula="of:=SUBSTITUTE([.H28];&quot;{fi}&quot;;[.$C$2])" office:value-type="string" office:string-value="rob-{li}" calcext:value-type="string">
            <text:p>rob-{li}</text:p>
          </table:table-cell>
          <table:table-cell table:style-name="ce2" table:formula="of:=SUBSTITUTE([.I28];&quot;{mn}&quot;;[.$B$3])" office:value-type="string" office:string-value="rob-{li}" calcext:value-type="string">
            <text:p>rob-{li}</text:p>
          </table:table-cell>
          <table:table-cell table:style-name="ce2" table:formula="of:=SUBSTITUTE([.J28];&quot;{mi}&quot;;[.$C$3])" office:value-type="string" office:string-value="rob-{li}" calcext:value-type="string">
            <text:p>rob-{li}</text:p>
          </table:table-cell>
          <table:table-cell table:style-name="ce2" table:formula="of:=SUBSTITUTE([.K28];&quot;{ln}&quot;;[.$B$4])" office:value-type="string" office:string-value="rob-{li}" calcext:value-type="string">
            <text:p>rob-{li}</text:p>
          </table:table-cell>
          <table:table-cell table:style-name="ce2" table:formula="of:=SUBSTITUTE([.L28];&quot;{li}&quot;;[.$C$4])" office:value-type="string" office:string-value="rob-o" calcext:value-type="string">
            <text:p>rob-o</text:p>
          </table:table-cell>
          <table:table-cell table:number-columns-repeated="1011"/>
        </table:table-row>
        <table:table-row table:style-name="ro1">
          <table:table-cell table:style-name="ce12"/>
          <table:table-cell table:number-columns-repeated="4"/>
          <table:table-cell table:style-name="ce2" office:value-type="string" calcext:value-type="string">
            <text:p>{fi}-{li}</text:p>
          </table:table-cell>
          <table:table-cell table:style-name="ce18" table:formula="of:=[.M29]&amp;&quot;@&quot; &amp; [.$B$5]" office:value-type="string" office:string-value="r-o@distilled.net" calcext:value-type="string">
            <text:p>r-o@distilled.net</text:p>
          </table:table-cell>
          <table:table-cell table:style-name="ce2" table:formula="of:=SUBSTITUTE([.F29];&quot;{fn}&quot;;[.$B$2])" office:value-type="string" office:string-value="{fi}-{li}" calcext:value-type="string">
            <text:p>{fi}-{li}</text:p>
          </table:table-cell>
          <table:table-cell table:style-name="ce2" table:formula="of:=SUBSTITUTE([.H29];&quot;{fi}&quot;;[.$C$2])" office:value-type="string" office:string-value="r-{li}" calcext:value-type="string">
            <text:p>r-{li}</text:p>
          </table:table-cell>
          <table:table-cell table:style-name="ce2" table:formula="of:=SUBSTITUTE([.I29];&quot;{mn}&quot;;[.$B$3])" office:value-type="string" office:string-value="r-{li}" calcext:value-type="string">
            <text:p>r-{li}</text:p>
          </table:table-cell>
          <table:table-cell table:style-name="ce2" table:formula="of:=SUBSTITUTE([.J29];&quot;{mi}&quot;;[.$C$3])" office:value-type="string" office:string-value="r-{li}" calcext:value-type="string">
            <text:p>r-{li}</text:p>
          </table:table-cell>
          <table:table-cell table:style-name="ce2" table:formula="of:=SUBSTITUTE([.K29];&quot;{ln}&quot;;[.$B$4])" office:value-type="string" office:string-value="r-{li}" calcext:value-type="string">
            <text:p>r-{li}</text:p>
          </table:table-cell>
          <table:table-cell table:style-name="ce2" table:formula="of:=SUBSTITUTE([.L29];&quot;{li}&quot;;[.$C$4])" office:value-type="string" office:string-value="r-o" calcext:value-type="string">
            <text:p>r-o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ln}-{fn}</text:p>
          </table:table-cell>
          <table:table-cell table:style-name="ce18" table:formula="of:=[.M30]&amp;&quot;@&quot; &amp; [.$B$5]" office:value-type="string" office:string-value="ousbey-rob@distilled.net" calcext:value-type="string">
            <text:p>ousbey-rob@distilled.net</text:p>
          </table:table-cell>
          <table:table-cell table:style-name="ce2" table:formula="of:=SUBSTITUTE([.F30];&quot;{fn}&quot;;[.$B$2])" office:value-type="string" office:string-value="{ln}-rob" calcext:value-type="string">
            <text:p>{ln}-rob</text:p>
          </table:table-cell>
          <table:table-cell table:style-name="ce2" table:formula="of:=SUBSTITUTE([.H30];&quot;{fi}&quot;;[.$C$2])" office:value-type="string" office:string-value="{ln}-rob" calcext:value-type="string">
            <text:p>{ln}-rob</text:p>
          </table:table-cell>
          <table:table-cell table:style-name="ce2" table:formula="of:=SUBSTITUTE([.I30];&quot;{mn}&quot;;[.$B$3])" office:value-type="string" office:string-value="{ln}-rob" calcext:value-type="string">
            <text:p>{ln}-rob</text:p>
          </table:table-cell>
          <table:table-cell table:style-name="ce2" table:formula="of:=SUBSTITUTE([.J30];&quot;{mi}&quot;;[.$C$3])" office:value-type="string" office:string-value="{ln}-rob" calcext:value-type="string">
            <text:p>{ln}-rob</text:p>
          </table:table-cell>
          <table:table-cell table:style-name="ce2" table:formula="of:=SUBSTITUTE([.K30];&quot;{ln}&quot;;[.$B$4])" office:value-type="string" office:string-value="ousbey-rob" calcext:value-type="string">
            <text:p>ousbey-rob</text:p>
          </table:table-cell>
          <table:table-cell table:style-name="ce2" table:formula="of:=SUBSTITUTE([.L30];&quot;{li}&quot;;[.$C$4])" office:value-type="string" office:string-value="ousbey-rob" calcext:value-type="string">
            <text:p>ousbey-ro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ln}-{fi}</text:p>
          </table:table-cell>
          <table:table-cell table:style-name="ce18" table:formula="of:=[.M31]&amp;&quot;@&quot; &amp; [.$B$5]" office:value-type="string" office:string-value="ousbey-r@distilled.net" calcext:value-type="string">
            <text:p>ousbey-r@distilled.net</text:p>
          </table:table-cell>
          <table:table-cell table:style-name="ce2" table:formula="of:=SUBSTITUTE([.F31];&quot;{fn}&quot;;[.$B$2])" office:value-type="string" office:string-value="{ln}-{fi}" calcext:value-type="string">
            <text:p>{ln}-{fi}</text:p>
          </table:table-cell>
          <table:table-cell table:style-name="ce2" table:formula="of:=SUBSTITUTE([.H31];&quot;{fi}&quot;;[.$C$2])" office:value-type="string" office:string-value="{ln}-r" calcext:value-type="string">
            <text:p>{ln}-r</text:p>
          </table:table-cell>
          <table:table-cell table:style-name="ce2" table:formula="of:=SUBSTITUTE([.I31];&quot;{mn}&quot;;[.$B$3])" office:value-type="string" office:string-value="{ln}-r" calcext:value-type="string">
            <text:p>{ln}-r</text:p>
          </table:table-cell>
          <table:table-cell table:style-name="ce2" table:formula="of:=SUBSTITUTE([.J31];&quot;{mi}&quot;;[.$C$3])" office:value-type="string" office:string-value="{ln}-r" calcext:value-type="string">
            <text:p>{ln}-r</text:p>
          </table:table-cell>
          <table:table-cell table:style-name="ce2" table:formula="of:=SUBSTITUTE([.K31];&quot;{ln}&quot;;[.$B$4])" office:value-type="string" office:string-value="ousbey-r" calcext:value-type="string">
            <text:p>ousbey-r</text:p>
          </table:table-cell>
          <table:table-cell table:style-name="ce2" table:formula="of:=SUBSTITUTE([.L31];&quot;{li}&quot;;[.$C$4])" office:value-type="string" office:string-value="ousbey-r" calcext:value-type="string">
            <text:p>ousbey-r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li}-{fn}</text:p>
          </table:table-cell>
          <table:table-cell table:style-name="ce18" table:formula="of:=[.M32]&amp;&quot;@&quot; &amp; [.$B$5]" office:value-type="string" office:string-value="o-rob@distilled.net" calcext:value-type="string">
            <text:p>o-rob@distilled.net</text:p>
          </table:table-cell>
          <table:table-cell table:style-name="ce2" table:formula="of:=SUBSTITUTE([.F32];&quot;{fn}&quot;;[.$B$2])" office:value-type="string" office:string-value="{li}-rob" calcext:value-type="string">
            <text:p>{li}-rob</text:p>
          </table:table-cell>
          <table:table-cell table:style-name="ce2" table:formula="of:=SUBSTITUTE([.H32];&quot;{fi}&quot;;[.$C$2])" office:value-type="string" office:string-value="{li}-rob" calcext:value-type="string">
            <text:p>{li}-rob</text:p>
          </table:table-cell>
          <table:table-cell table:style-name="ce2" table:formula="of:=SUBSTITUTE([.I32];&quot;{mn}&quot;;[.$B$3])" office:value-type="string" office:string-value="{li}-rob" calcext:value-type="string">
            <text:p>{li}-rob</text:p>
          </table:table-cell>
          <table:table-cell table:style-name="ce2" table:formula="of:=SUBSTITUTE([.J32];&quot;{mi}&quot;;[.$C$3])" office:value-type="string" office:string-value="{li}-rob" calcext:value-type="string">
            <text:p>{li}-rob</text:p>
          </table:table-cell>
          <table:table-cell table:style-name="ce2" table:formula="of:=SUBSTITUTE([.K32];&quot;{ln}&quot;;[.$B$4])" office:value-type="string" office:string-value="{li}-rob" calcext:value-type="string">
            <text:p>{li}-rob</text:p>
          </table:table-cell>
          <table:table-cell table:style-name="ce2" table:formula="of:=SUBSTITUTE([.L32];&quot;{li}&quot;;[.$C$4])" office:value-type="string" office:string-value="o-rob" calcext:value-type="string">
            <text:p>o-ro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li}-{fi}</text:p>
          </table:table-cell>
          <table:table-cell table:style-name="ce18" table:formula="of:=[.M33]&amp;&quot;@&quot; &amp; [.$B$5]" office:value-type="string" office:string-value="o-r@distilled.net" calcext:value-type="string">
            <text:p>o-r@distilled.net</text:p>
          </table:table-cell>
          <table:table-cell table:style-name="ce2" table:formula="of:=SUBSTITUTE([.F33];&quot;{fn}&quot;;[.$B$2])" office:value-type="string" office:string-value="{li}-{fi}" calcext:value-type="string">
            <text:p>{li}-{fi}</text:p>
          </table:table-cell>
          <table:table-cell table:style-name="ce2" table:formula="of:=SUBSTITUTE([.H33];&quot;{fi}&quot;;[.$C$2])" office:value-type="string" office:string-value="{li}-r" calcext:value-type="string">
            <text:p>{li}-r</text:p>
          </table:table-cell>
          <table:table-cell table:style-name="ce2" table:formula="of:=SUBSTITUTE([.I33];&quot;{mn}&quot;;[.$B$3])" office:value-type="string" office:string-value="{li}-r" calcext:value-type="string">
            <text:p>{li}-r</text:p>
          </table:table-cell>
          <table:table-cell table:style-name="ce2" table:formula="of:=SUBSTITUTE([.J33];&quot;{mi}&quot;;[.$C$3])" office:value-type="string" office:string-value="{li}-r" calcext:value-type="string">
            <text:p>{li}-r</text:p>
          </table:table-cell>
          <table:table-cell table:style-name="ce2" table:formula="of:=SUBSTITUTE([.K33];&quot;{ln}&quot;;[.$B$4])" office:value-type="string" office:string-value="{li}-r" calcext:value-type="string">
            <text:p>{li}-r</text:p>
          </table:table-cell>
          <table:table-cell table:style-name="ce2" table:formula="of:=SUBSTITUTE([.L33];&quot;{li}&quot;;[.$C$4])" office:value-type="string" office:string-value="o-r" calcext:value-type="string">
            <text:p>o-r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fi}{mi}-{ln}</text:p>
          </table:table-cell>
          <table:table-cell table:style-name="ce18" table:formula="of:=[.M34]&amp;&quot;@&quot; &amp; [.$B$5]" office:value-type="string" office:string-value="r-ousbey@distilled.net" calcext:value-type="string">
            <text:p>r-ousbey@distilled.net</text:p>
          </table:table-cell>
          <table:table-cell table:style-name="ce2" table:formula="of:=SUBSTITUTE([.F34];&quot;{fn}&quot;;[.$B$2])" office:value-type="string" office:string-value="{fi}{mi}-{ln}" calcext:value-type="string">
            <text:p>{fi}{mi}-{ln}</text:p>
          </table:table-cell>
          <table:table-cell table:style-name="ce2" table:formula="of:=SUBSTITUTE([.H34];&quot;{fi}&quot;;[.$C$2])" office:value-type="string" office:string-value="r{mi}-{ln}" calcext:value-type="string">
            <text:p>r{mi}-{ln}</text:p>
          </table:table-cell>
          <table:table-cell table:style-name="ce2" table:formula="of:=SUBSTITUTE([.I34];&quot;{mn}&quot;;[.$B$3])" office:value-type="string" office:string-value="r{mi}-{ln}" calcext:value-type="string">
            <text:p>r{mi}-{ln}</text:p>
          </table:table-cell>
          <table:table-cell table:style-name="ce2" table:formula="of:=SUBSTITUTE([.J34];&quot;{mi}&quot;;[.$C$3])" office:value-type="string" office:string-value="r-{ln}" calcext:value-type="string">
            <text:p>r-{ln}</text:p>
          </table:table-cell>
          <table:table-cell table:style-name="ce2" table:formula="of:=SUBSTITUTE([.K34];&quot;{ln}&quot;;[.$B$4])" office:value-type="string" office:string-value="r-ousbey" calcext:value-type="string">
            <text:p>r-ousbey</text:p>
          </table:table-cell>
          <table:table-cell table:style-name="ce2" table:formula="of:=SUBSTITUTE([.L34];&quot;{li}&quot;;[.$C$4])" office:value-type="string" office:string-value="r-ousbey" calcext:value-type="string">
            <text:p>r-ousbey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fn}-{mi}-{ln}</text:p>
          </table:table-cell>
          <table:table-cell table:style-name="ce18" table:formula="of:=[.M35]&amp;&quot;@&quot; &amp; [.$B$5]" office:value-type="string" office:string-value="rob--ousbey@distilled.net" calcext:value-type="string">
            <text:p>rob--ousbey@distilled.net</text:p>
          </table:table-cell>
          <table:table-cell table:style-name="ce2" table:formula="of:=SUBSTITUTE([.F35];&quot;{fn}&quot;;[.$B$2])" office:value-type="string" office:string-value="rob-{mi}-{ln}" calcext:value-type="string">
            <text:p>rob-{mi}-{ln}</text:p>
          </table:table-cell>
          <table:table-cell table:style-name="ce2" table:formula="of:=SUBSTITUTE([.H35];&quot;{fi}&quot;;[.$C$2])" office:value-type="string" office:string-value="rob-{mi}-{ln}" calcext:value-type="string">
            <text:p>rob-{mi}-{ln}</text:p>
          </table:table-cell>
          <table:table-cell table:style-name="ce2" table:formula="of:=SUBSTITUTE([.I35];&quot;{mn}&quot;;[.$B$3])" office:value-type="string" office:string-value="rob-{mi}-{ln}" calcext:value-type="string">
            <text:p>rob-{mi}-{ln}</text:p>
          </table:table-cell>
          <table:table-cell table:style-name="ce2" table:formula="of:=SUBSTITUTE([.J35];&quot;{mi}&quot;;[.$C$3])" office:value-type="string" office:string-value="rob--{ln}" calcext:value-type="string">
            <text:p>rob--{ln}</text:p>
          </table:table-cell>
          <table:table-cell table:style-name="ce2" table:formula="of:=SUBSTITUTE([.K35];&quot;{ln}&quot;;[.$B$4])" office:value-type="string" office:string-value="rob--ousbey" calcext:value-type="string">
            <text:p>rob--ousbey</text:p>
          </table:table-cell>
          <table:table-cell table:style-name="ce2" table:formula="of:=SUBSTITUTE([.L35];&quot;{li}&quot;;[.$C$4])" office:value-type="string" office:string-value="rob--ousbey" calcext:value-type="string">
            <text:p>rob--ousbey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fn}-{mn}-{ln}</text:p>
          </table:table-cell>
          <table:table-cell table:style-name="ce18" table:formula="of:=[.M36]&amp;&quot;@&quot; &amp; [.$B$5]" office:value-type="string" office:string-value="rob--ousbey@distilled.net" calcext:value-type="string">
            <text:p>rob--ousbey@distilled.net</text:p>
          </table:table-cell>
          <table:table-cell table:style-name="ce2" table:formula="of:=SUBSTITUTE([.F36];&quot;{fn}&quot;;[.$B$2])" office:value-type="string" office:string-value="rob-{mn}-{ln}" calcext:value-type="string">
            <text:p>rob-{mn}-{ln}</text:p>
          </table:table-cell>
          <table:table-cell table:style-name="ce2" table:formula="of:=SUBSTITUTE([.H36];&quot;{fi}&quot;;[.$C$2])" office:value-type="string" office:string-value="rob-{mn}-{ln}" calcext:value-type="string">
            <text:p>rob-{mn}-{ln}</text:p>
          </table:table-cell>
          <table:table-cell table:style-name="ce2" table:formula="of:=SUBSTITUTE([.I36];&quot;{mn}&quot;;[.$B$3])" office:value-type="string" office:string-value="rob--{ln}" calcext:value-type="string">
            <text:p>rob--{ln}</text:p>
          </table:table-cell>
          <table:table-cell table:style-name="ce2" table:formula="of:=SUBSTITUTE([.J36];&quot;{mi}&quot;;[.$C$3])" office:value-type="string" office:string-value="rob--{ln}" calcext:value-type="string">
            <text:p>rob--{ln}</text:p>
          </table:table-cell>
          <table:table-cell table:style-name="ce2" table:formula="of:=SUBSTITUTE([.K36];&quot;{ln}&quot;;[.$B$4])" office:value-type="string" office:string-value="rob--ousbey" calcext:value-type="string">
            <text:p>rob--ousbey</text:p>
          </table:table-cell>
          <table:table-cell table:style-name="ce2" table:formula="of:=SUBSTITUTE([.L36];&quot;{li}&quot;;[.$C$4])" office:value-type="string" office:string-value="rob--ousbey" calcext:value-type="string">
            <text:p>rob--ousbey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" office:value-type="string" calcext:value-type="string">
            <text:p>Underscores</text:p>
          </table:table-cell>
          <table:table-cell table:style-name="ce2" office:value-type="string" calcext:value-type="string">
            <text:p>{fn}_{ln}</text:p>
          </table:table-cell>
          <table:table-cell table:style-name="ce18" table:formula="of:=[.M37]&amp;&quot;@&quot; &amp; [.$B$5]" office:value-type="string" office:string-value="rob_ousbey@distilled.net" calcext:value-type="string">
            <text:p>rob_ousbey@distilled.net</text:p>
          </table:table-cell>
          <table:table-cell table:style-name="ce2" table:formula="of:=SUBSTITUTE([.F37];&quot;{fn}&quot;;[.$B$2])" office:value-type="string" office:string-value="rob_{ln}" calcext:value-type="string">
            <text:p>rob_{ln}</text:p>
          </table:table-cell>
          <table:table-cell table:style-name="ce2" table:formula="of:=SUBSTITUTE([.H37];&quot;{fi}&quot;;[.$C$2])" office:value-type="string" office:string-value="rob_{ln}" calcext:value-type="string">
            <text:p>rob_{ln}</text:p>
          </table:table-cell>
          <table:table-cell table:style-name="ce2" table:formula="of:=SUBSTITUTE([.I37];&quot;{mn}&quot;;[.$B$3])" office:value-type="string" office:string-value="rob_{ln}" calcext:value-type="string">
            <text:p>rob_{ln}</text:p>
          </table:table-cell>
          <table:table-cell table:style-name="ce2" table:formula="of:=SUBSTITUTE([.J37];&quot;{mi}&quot;;[.$C$3])" office:value-type="string" office:string-value="rob_{ln}" calcext:value-type="string">
            <text:p>rob_{ln}</text:p>
          </table:table-cell>
          <table:table-cell table:style-name="ce2" table:formula="of:=SUBSTITUTE([.K37];&quot;{ln}&quot;;[.$B$4])" office:value-type="string" office:string-value="rob_ousbey" calcext:value-type="string">
            <text:p>rob_ousbey</text:p>
          </table:table-cell>
          <table:table-cell table:style-name="ce2" table:formula="of:=SUBSTITUTE([.L37];&quot;{li}&quot;;[.$C$4])" office:value-type="string" office:string-value="rob_ousbey" calcext:value-type="string">
            <text:p>rob_ousbey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fi}_{ln}</text:p>
          </table:table-cell>
          <table:table-cell table:style-name="ce18" table:formula="of:=[.M38]&amp;&quot;@&quot; &amp; [.$B$5]" office:value-type="string" office:string-value="r_ousbey@distilled.net" calcext:value-type="string">
            <text:p>r_ousbey@distilled.net</text:p>
          </table:table-cell>
          <table:table-cell table:style-name="ce2" table:formula="of:=SUBSTITUTE([.F38];&quot;{fn}&quot;;[.$B$2])" office:value-type="string" office:string-value="{fi}_{ln}" calcext:value-type="string">
            <text:p>{fi}_{ln}</text:p>
          </table:table-cell>
          <table:table-cell table:style-name="ce2" table:formula="of:=SUBSTITUTE([.H38];&quot;{fi}&quot;;[.$C$2])" office:value-type="string" office:string-value="r_{ln}" calcext:value-type="string">
            <text:p>r_{ln}</text:p>
          </table:table-cell>
          <table:table-cell table:style-name="ce2" table:formula="of:=SUBSTITUTE([.I38];&quot;{mn}&quot;;[.$B$3])" office:value-type="string" office:string-value="r_{ln}" calcext:value-type="string">
            <text:p>r_{ln}</text:p>
          </table:table-cell>
          <table:table-cell table:style-name="ce2" table:formula="of:=SUBSTITUTE([.J38];&quot;{mi}&quot;;[.$C$3])" office:value-type="string" office:string-value="r_{ln}" calcext:value-type="string">
            <text:p>r_{ln}</text:p>
          </table:table-cell>
          <table:table-cell table:style-name="ce2" table:formula="of:=SUBSTITUTE([.K38];&quot;{ln}&quot;;[.$B$4])" office:value-type="string" office:string-value="r_ousbey" calcext:value-type="string">
            <text:p>r_ousbey</text:p>
          </table:table-cell>
          <table:table-cell table:style-name="ce2" table:formula="of:=SUBSTITUTE([.L38];&quot;{li}&quot;;[.$C$4])" office:value-type="string" office:string-value="r_ousbey" calcext:value-type="string">
            <text:p>r_ousbey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fn}_{li}</text:p>
          </table:table-cell>
          <table:table-cell table:style-name="ce18" table:formula="of:=[.M39]&amp;&quot;@&quot; &amp; [.$B$5]" office:value-type="string" office:string-value="rob_o@distilled.net" calcext:value-type="string">
            <text:p>rob_o@distilled.net</text:p>
          </table:table-cell>
          <table:table-cell table:style-name="ce2" table:formula="of:=SUBSTITUTE([.F39];&quot;{fn}&quot;;[.$B$2])" office:value-type="string" office:string-value="rob_{li}" calcext:value-type="string">
            <text:p>rob_{li}</text:p>
          </table:table-cell>
          <table:table-cell table:style-name="ce2" table:formula="of:=SUBSTITUTE([.H39];&quot;{fi}&quot;;[.$C$2])" office:value-type="string" office:string-value="rob_{li}" calcext:value-type="string">
            <text:p>rob_{li}</text:p>
          </table:table-cell>
          <table:table-cell table:style-name="ce2" table:formula="of:=SUBSTITUTE([.I39];&quot;{mn}&quot;;[.$B$3])" office:value-type="string" office:string-value="rob_{li}" calcext:value-type="string">
            <text:p>rob_{li}</text:p>
          </table:table-cell>
          <table:table-cell table:style-name="ce2" table:formula="of:=SUBSTITUTE([.J39];&quot;{mi}&quot;;[.$C$3])" office:value-type="string" office:string-value="rob_{li}" calcext:value-type="string">
            <text:p>rob_{li}</text:p>
          </table:table-cell>
          <table:table-cell table:style-name="ce2" table:formula="of:=SUBSTITUTE([.K39];&quot;{ln}&quot;;[.$B$4])" office:value-type="string" office:string-value="rob_{li}" calcext:value-type="string">
            <text:p>rob_{li}</text:p>
          </table:table-cell>
          <table:table-cell table:style-name="ce2" table:formula="of:=SUBSTITUTE([.L39];&quot;{li}&quot;;[.$C$4])" office:value-type="string" office:string-value="rob_o" calcext:value-type="string">
            <text:p>rob_o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fi}_{li}</text:p>
          </table:table-cell>
          <table:table-cell table:style-name="ce18" table:formula="of:=[.M40]&amp;&quot;@&quot; &amp; [.$B$5]" office:value-type="string" office:string-value="r_o@distilled.net" calcext:value-type="string">
            <text:p>r_o@distilled.net</text:p>
          </table:table-cell>
          <table:table-cell table:style-name="ce2" table:formula="of:=SUBSTITUTE([.F40];&quot;{fn}&quot;;[.$B$2])" office:value-type="string" office:string-value="{fi}_{li}" calcext:value-type="string">
            <text:p>{fi}_{li}</text:p>
          </table:table-cell>
          <table:table-cell table:style-name="ce2" table:formula="of:=SUBSTITUTE([.H40];&quot;{fi}&quot;;[.$C$2])" office:value-type="string" office:string-value="r_{li}" calcext:value-type="string">
            <text:p>r_{li}</text:p>
          </table:table-cell>
          <table:table-cell table:style-name="ce2" table:formula="of:=SUBSTITUTE([.I40];&quot;{mn}&quot;;[.$B$3])" office:value-type="string" office:string-value="r_{li}" calcext:value-type="string">
            <text:p>r_{li}</text:p>
          </table:table-cell>
          <table:table-cell table:style-name="ce2" table:formula="of:=SUBSTITUTE([.J40];&quot;{mi}&quot;;[.$C$3])" office:value-type="string" office:string-value="r_{li}" calcext:value-type="string">
            <text:p>r_{li}</text:p>
          </table:table-cell>
          <table:table-cell table:style-name="ce2" table:formula="of:=SUBSTITUTE([.K40];&quot;{ln}&quot;;[.$B$4])" office:value-type="string" office:string-value="r_{li}" calcext:value-type="string">
            <text:p>r_{li}</text:p>
          </table:table-cell>
          <table:table-cell table:style-name="ce2" table:formula="of:=SUBSTITUTE([.L40];&quot;{li}&quot;;[.$C$4])" office:value-type="string" office:string-value="r_o" calcext:value-type="string">
            <text:p>r_o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ln}_{fn}</text:p>
          </table:table-cell>
          <table:table-cell table:style-name="ce18" table:formula="of:=[.M41]&amp;&quot;@&quot; &amp; [.$B$5]" office:value-type="string" office:string-value="ousbey_rob@distilled.net" calcext:value-type="string">
            <text:p>ousbey_rob@distilled.net</text:p>
          </table:table-cell>
          <table:table-cell table:style-name="ce2" table:formula="of:=SUBSTITUTE([.F41];&quot;{fn}&quot;;[.$B$2])" office:value-type="string" office:string-value="{ln}_rob" calcext:value-type="string">
            <text:p>{ln}_rob</text:p>
          </table:table-cell>
          <table:table-cell table:style-name="ce2" table:formula="of:=SUBSTITUTE([.H41];&quot;{fi}&quot;;[.$C$2])" office:value-type="string" office:string-value="{ln}_rob" calcext:value-type="string">
            <text:p>{ln}_rob</text:p>
          </table:table-cell>
          <table:table-cell table:style-name="ce2" table:formula="of:=SUBSTITUTE([.I41];&quot;{mn}&quot;;[.$B$3])" office:value-type="string" office:string-value="{ln}_rob" calcext:value-type="string">
            <text:p>{ln}_rob</text:p>
          </table:table-cell>
          <table:table-cell table:style-name="ce2" table:formula="of:=SUBSTITUTE([.J41];&quot;{mi}&quot;;[.$C$3])" office:value-type="string" office:string-value="{ln}_rob" calcext:value-type="string">
            <text:p>{ln}_rob</text:p>
          </table:table-cell>
          <table:table-cell table:style-name="ce2" table:formula="of:=SUBSTITUTE([.K41];&quot;{ln}&quot;;[.$B$4])" office:value-type="string" office:string-value="ousbey_rob" calcext:value-type="string">
            <text:p>ousbey_rob</text:p>
          </table:table-cell>
          <table:table-cell table:style-name="ce2" table:formula="of:=SUBSTITUTE([.L41];&quot;{li}&quot;;[.$C$4])" office:value-type="string" office:string-value="ousbey_rob" calcext:value-type="string">
            <text:p>ousbey_ro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ln}_{fi}</text:p>
          </table:table-cell>
          <table:table-cell table:style-name="ce18" table:formula="of:=[.M42]&amp;&quot;@&quot; &amp; [.$B$5]" office:value-type="string" office:string-value="ousbey_r@distilled.net" calcext:value-type="string">
            <text:p>ousbey_r@distilled.net</text:p>
          </table:table-cell>
          <table:table-cell table:style-name="ce2" table:formula="of:=SUBSTITUTE([.F42];&quot;{fn}&quot;;[.$B$2])" office:value-type="string" office:string-value="{ln}_{fi}" calcext:value-type="string">
            <text:p>{ln}_{fi}</text:p>
          </table:table-cell>
          <table:table-cell table:style-name="ce2" table:formula="of:=SUBSTITUTE([.H42];&quot;{fi}&quot;;[.$C$2])" office:value-type="string" office:string-value="{ln}_r" calcext:value-type="string">
            <text:p>{ln}_r</text:p>
          </table:table-cell>
          <table:table-cell table:style-name="ce2" table:formula="of:=SUBSTITUTE([.I42];&quot;{mn}&quot;;[.$B$3])" office:value-type="string" office:string-value="{ln}_r" calcext:value-type="string">
            <text:p>{ln}_r</text:p>
          </table:table-cell>
          <table:table-cell table:style-name="ce2" table:formula="of:=SUBSTITUTE([.J42];&quot;{mi}&quot;;[.$C$3])" office:value-type="string" office:string-value="{ln}_r" calcext:value-type="string">
            <text:p>{ln}_r</text:p>
          </table:table-cell>
          <table:table-cell table:style-name="ce2" table:formula="of:=SUBSTITUTE([.K42];&quot;{ln}&quot;;[.$B$4])" office:value-type="string" office:string-value="ousbey_r" calcext:value-type="string">
            <text:p>ousbey_r</text:p>
          </table:table-cell>
          <table:table-cell table:style-name="ce2" table:formula="of:=SUBSTITUTE([.L42];&quot;{li}&quot;;[.$C$4])" office:value-type="string" office:string-value="ousbey_r" calcext:value-type="string">
            <text:p>ousbey_r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li}_{fn}</text:p>
          </table:table-cell>
          <table:table-cell table:style-name="ce18" table:formula="of:=[.M43]&amp;&quot;@&quot; &amp; [.$B$5]" office:value-type="string" office:string-value="o_rob@distilled.net" calcext:value-type="string">
            <text:p>o_rob@distilled.net</text:p>
          </table:table-cell>
          <table:table-cell table:style-name="ce2" table:formula="of:=SUBSTITUTE([.F43];&quot;{fn}&quot;;[.$B$2])" office:value-type="string" office:string-value="{li}_rob" calcext:value-type="string">
            <text:p>{li}_rob</text:p>
          </table:table-cell>
          <table:table-cell table:style-name="ce2" table:formula="of:=SUBSTITUTE([.H43];&quot;{fi}&quot;;[.$C$2])" office:value-type="string" office:string-value="{li}_rob" calcext:value-type="string">
            <text:p>{li}_rob</text:p>
          </table:table-cell>
          <table:table-cell table:style-name="ce2" table:formula="of:=SUBSTITUTE([.I43];&quot;{mn}&quot;;[.$B$3])" office:value-type="string" office:string-value="{li}_rob" calcext:value-type="string">
            <text:p>{li}_rob</text:p>
          </table:table-cell>
          <table:table-cell table:style-name="ce2" table:formula="of:=SUBSTITUTE([.J43];&quot;{mi}&quot;;[.$C$3])" office:value-type="string" office:string-value="{li}_rob" calcext:value-type="string">
            <text:p>{li}_rob</text:p>
          </table:table-cell>
          <table:table-cell table:style-name="ce2" table:formula="of:=SUBSTITUTE([.K43];&quot;{ln}&quot;;[.$B$4])" office:value-type="string" office:string-value="{li}_rob" calcext:value-type="string">
            <text:p>{li}_rob</text:p>
          </table:table-cell>
          <table:table-cell table:style-name="ce2" table:formula="of:=SUBSTITUTE([.L43];&quot;{li}&quot;;[.$C$4])" office:value-type="string" office:string-value="o_rob" calcext:value-type="string">
            <text:p>o_ro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li}_{fi}</text:p>
          </table:table-cell>
          <table:table-cell table:style-name="ce18" table:formula="of:=[.M44]&amp;&quot;@&quot; &amp; [.$B$5]" office:value-type="string" office:string-value="o_r@distilled.net" calcext:value-type="string">
            <text:p>o_r@distilled.net</text:p>
          </table:table-cell>
          <table:table-cell table:style-name="ce2" table:formula="of:=SUBSTITUTE([.F44];&quot;{fn}&quot;;[.$B$2])" office:value-type="string" office:string-value="{li}_{fi}" calcext:value-type="string">
            <text:p>{li}_{fi}</text:p>
          </table:table-cell>
          <table:table-cell table:style-name="ce2" table:formula="of:=SUBSTITUTE([.H44];&quot;{fi}&quot;;[.$C$2])" office:value-type="string" office:string-value="{li}_r" calcext:value-type="string">
            <text:p>{li}_r</text:p>
          </table:table-cell>
          <table:table-cell table:style-name="ce2" table:formula="of:=SUBSTITUTE([.I44];&quot;{mn}&quot;;[.$B$3])" office:value-type="string" office:string-value="{li}_r" calcext:value-type="string">
            <text:p>{li}_r</text:p>
          </table:table-cell>
          <table:table-cell table:style-name="ce2" table:formula="of:=SUBSTITUTE([.J44];&quot;{mi}&quot;;[.$C$3])" office:value-type="string" office:string-value="{li}_r" calcext:value-type="string">
            <text:p>{li}_r</text:p>
          </table:table-cell>
          <table:table-cell table:style-name="ce2" table:formula="of:=SUBSTITUTE([.K44];&quot;{ln}&quot;;[.$B$4])" office:value-type="string" office:string-value="{li}_r" calcext:value-type="string">
            <text:p>{li}_r</text:p>
          </table:table-cell>
          <table:table-cell table:style-name="ce2" table:formula="of:=SUBSTITUTE([.L44];&quot;{li}&quot;;[.$C$4])" office:value-type="string" office:string-value="o_r" calcext:value-type="string">
            <text:p>o_r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fi}{mi}_{ln}</text:p>
          </table:table-cell>
          <table:table-cell table:style-name="ce18" table:formula="of:=[.M45]&amp;&quot;@&quot; &amp; [.$B$5]" office:value-type="string" office:string-value="r_ousbey@distilled.net" calcext:value-type="string">
            <text:p>r_ousbey@distilled.net</text:p>
          </table:table-cell>
          <table:table-cell table:style-name="ce2" table:formula="of:=SUBSTITUTE([.F45];&quot;{fn}&quot;;[.$B$2])" office:value-type="string" office:string-value="{fi}{mi}_{ln}" calcext:value-type="string">
            <text:p>{fi}{mi}_{ln}</text:p>
          </table:table-cell>
          <table:table-cell table:style-name="ce2" table:formula="of:=SUBSTITUTE([.H45];&quot;{fi}&quot;;[.$C$2])" office:value-type="string" office:string-value="r{mi}_{ln}" calcext:value-type="string">
            <text:p>r{mi}_{ln}</text:p>
          </table:table-cell>
          <table:table-cell table:style-name="ce2" table:formula="of:=SUBSTITUTE([.I45];&quot;{mn}&quot;;[.$B$3])" office:value-type="string" office:string-value="r{mi}_{ln}" calcext:value-type="string">
            <text:p>r{mi}_{ln}</text:p>
          </table:table-cell>
          <table:table-cell table:style-name="ce2" table:formula="of:=SUBSTITUTE([.J45];&quot;{mi}&quot;;[.$C$3])" office:value-type="string" office:string-value="r_{ln}" calcext:value-type="string">
            <text:p>r_{ln}</text:p>
          </table:table-cell>
          <table:table-cell table:style-name="ce2" table:formula="of:=SUBSTITUTE([.K45];&quot;{ln}&quot;;[.$B$4])" office:value-type="string" office:string-value="r_ousbey" calcext:value-type="string">
            <text:p>r_ousbey</text:p>
          </table:table-cell>
          <table:table-cell table:style-name="ce2" table:formula="of:=SUBSTITUTE([.L45];&quot;{li}&quot;;[.$C$4])" office:value-type="string" office:string-value="r_ousbey" calcext:value-type="string">
            <text:p>r_ousbey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fn}_{mi}_{ln}</text:p>
          </table:table-cell>
          <table:table-cell table:style-name="ce18" table:formula="of:=[.M46]&amp;&quot;@&quot; &amp; [.$B$5]" office:value-type="string" office:string-value="rob__ousbey@distilled.net" calcext:value-type="string">
            <text:p>rob__ousbey@distilled.net</text:p>
          </table:table-cell>
          <table:table-cell table:style-name="ce2" table:formula="of:=SUBSTITUTE([.F46];&quot;{fn}&quot;;[.$B$2])" office:value-type="string" office:string-value="rob_{mi}_{ln}" calcext:value-type="string">
            <text:p>rob_{mi}_{ln}</text:p>
          </table:table-cell>
          <table:table-cell table:style-name="ce2" table:formula="of:=SUBSTITUTE([.H46];&quot;{fi}&quot;;[.$C$2])" office:value-type="string" office:string-value="rob_{mi}_{ln}" calcext:value-type="string">
            <text:p>rob_{mi}_{ln}</text:p>
          </table:table-cell>
          <table:table-cell table:style-name="ce2" table:formula="of:=SUBSTITUTE([.I46];&quot;{mn}&quot;;[.$B$3])" office:value-type="string" office:string-value="rob_{mi}_{ln}" calcext:value-type="string">
            <text:p>rob_{mi}_{ln}</text:p>
          </table:table-cell>
          <table:table-cell table:style-name="ce2" table:formula="of:=SUBSTITUTE([.J46];&quot;{mi}&quot;;[.$C$3])" office:value-type="string" office:string-value="rob__{ln}" calcext:value-type="string">
            <text:p>rob__{ln}</text:p>
          </table:table-cell>
          <table:table-cell table:style-name="ce2" table:formula="of:=SUBSTITUTE([.K46];&quot;{ln}&quot;;[.$B$4])" office:value-type="string" office:string-value="rob__ousbey" calcext:value-type="string">
            <text:p>rob__ousbey</text:p>
          </table:table-cell>
          <table:table-cell table:style-name="ce2" table:formula="of:=SUBSTITUTE([.L46];&quot;{li}&quot;;[.$C$4])" office:value-type="string" office:string-value="rob__ousbey" calcext:value-type="string">
            <text:p>rob__ousbey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{fn}_{mn}_{ln}</text:p>
          </table:table-cell>
          <table:table-cell table:style-name="ce18" table:formula="of:=[.M47]&amp;&quot;@&quot; &amp; [.$B$5]" office:value-type="string" office:string-value="rob__ousbey@distilled.net" calcext:value-type="string">
            <text:p>rob__ousbey@distilled.net</text:p>
          </table:table-cell>
          <table:table-cell table:style-name="ce2" table:formula="of:=SUBSTITUTE([.F47];&quot;{fn}&quot;;[.$B$2])" office:value-type="string" office:string-value="rob_{mn}_{ln}" calcext:value-type="string">
            <text:p>rob_{mn}_{ln}</text:p>
          </table:table-cell>
          <table:table-cell table:style-name="ce2" table:formula="of:=SUBSTITUTE([.H47];&quot;{fi}&quot;;[.$C$2])" office:value-type="string" office:string-value="rob_{mn}_{ln}" calcext:value-type="string">
            <text:p>rob_{mn}_{ln}</text:p>
          </table:table-cell>
          <table:table-cell table:style-name="ce2" table:formula="of:=SUBSTITUTE([.I47];&quot;{mn}&quot;;[.$B$3])" office:value-type="string" office:string-value="rob__{ln}" calcext:value-type="string">
            <text:p>rob__{ln}</text:p>
          </table:table-cell>
          <table:table-cell table:style-name="ce2" table:formula="of:=SUBSTITUTE([.J47];&quot;{mi}&quot;;[.$C$3])" office:value-type="string" office:string-value="rob__{ln}" calcext:value-type="string">
            <text:p>rob__{ln}</text:p>
          </table:table-cell>
          <table:table-cell table:style-name="ce2" table:formula="of:=SUBSTITUTE([.K47];&quot;{ln}&quot;;[.$B$4])" office:value-type="string" office:string-value="rob__ousbey" calcext:value-type="string">
            <text:p>rob__ousbey</text:p>
          </table:table-cell>
          <table:table-cell table:style-name="ce2" table:formula="of:=SUBSTITUTE([.L47];&quot;{li}&quot;;[.$C$4])" office:value-type="string" office:string-value="rob__ousbey" calcext:value-type="string">
            <text:p>rob__ousbey</text:p>
          </table:table-cell>
          <table:table-cell table:number-columns-repeated="1011"/>
        </table:table-row>
        <table:table-row table:style-name="ro1" table:number-rows-repeated="55">
          <table:table-cell table:number-columns-repeated="6"/>
          <table:table-cell table:style-name="ce18"/>
          <table:table-cell table:number-columns-repeated="1017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3" meta:object-count="1"/>
    <meta:generator>LibreOfficeDev/6.0.5.2$Linux_X86_64 LibreOffice_project/</meta:generator>
  </office:meta>
</office:document-meta>
</file>